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7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製品別水產貿易量值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2)出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29">
            <text:p>8‧THE TRADE OF FISHERY PRODUCTS (2)EX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number-columns-spanned="3" table:number-rows-spanned="1" table:style-name="ce31">
            <text:p>(2.2)國家別製品別貿易量值</text:p>
          </table:table-cell>
          <table:covered-table-cell table:number-columns-repeated="2"/>
          <table:table-cell table:number-columns-repeated="5" table:style-name="ce27"/>
          <table:table-cell office:value-type="string" table:style-name="ce28">
            <text:p>(2.2)By country and by product</text:p>
          </table:table-cell>
          <table:table-cell table:number-columns-repeated="16374" table:style-name="ce27"/>
        </table:table-row>
        <table:table-row table:style-name="ro2">
          <table:table-cell table:number-columns-repeated="4" table:style-name="ce27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27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27"/>
        </table:table-row>
        <table:table-row table:style-name="ro2">
          <table:table-cell table:number-columns-repeated="2" table:style-name="ce27"/>
          <table:table-cell table:number-columns-spanned="2" table:number-rows-spanned="1" table:style-name="ce31"/>
          <table:covered-table-cell/>
          <table:table-cell table:style-name="ce27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7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27"/>
        </table:table-row>
        <table:table-row table:style-name="ro3">
          <table:table-cell office:value-type="string" table:number-columns-spanned="2" table:number-rows-spanned="1" table:style-name="ce53">
            <text:p>製品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總計</text:p>
          </table:table-cell>
          <table:covered-table-cell/>
          <table:table-cell office:value-type="string" table:number-columns-spanned="2" table:number-rows-spanned="1" table:style-name="ce34">
            <text:p>食用品合計</text:p>
          </table:table-cell>
          <table:covered-table-cell/>
          <table:table-cell office:value-type="string" table:number-columns-spanned="2" table:number-rows-spanned="1" table:style-name="ce34">
            <text:p>活</text:p>
          </table:table-cell>
          <table:covered-table-cell/>
          <table:table-cell office:value-type="string" table:number-columns-spanned="2" table:number-rows-spanned="1" table:style-name="ce34">
            <text:p>生鮮或冷藏</text:p>
          </table:table-cell>
          <table:covered-table-cell/>
          <table:table-cell office:value-type="string" table:number-columns-spanned="2" table:number-rows-spanned="1" table:style-name="ce34">
            <text:p>冷凍</text:p>
          </table:table-cell>
          <table:covered-table-cell/>
          <table:table-cell office:value-type="string" table:number-columns-spanned="2" table:number-rows-spanned="1" table:style-name="ce34">
            <text:p>乾製品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Product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office:value-type="string" table:number-columns-spanned="2" table:number-rows-spanned="1" table:style-name="ce49">
            <text:p>TOTAL OF EDIBLE</text:p>
          </table:table-cell>
          <table:covered-table-cell/>
          <table:table-cell office:value-type="string" table:number-columns-spanned="2" table:number-rows-spanned="1" table:style-name="ce49">
            <text:p>LIVE</text:p>
          </table:table-cell>
          <table:covered-table-cell/>
          <table:table-cell office:value-type="string" table:number-columns-spanned="2" table:number-rows-spanned="1" table:style-name="ce49">
            <text:p>FRESH OR CHILLED</text:p>
          </table:table-cell>
          <table:covered-table-cell/>
          <table:table-cell office:value-type="string" table:number-columns-spanned="2" table:number-rows-spanned="1" table:style-name="ce49">
            <text:p>FROZEN</text:p>
          </table:table-cell>
          <table:covered-table-cell/>
          <table:table-cell office:value-type="string" table:number-columns-spanned="2" table:number-rows-spanned="1" table:style-name="ce49">
            <text:p>DRIE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948930" table:formula="of:=  IF(SUM([.C10:.C30])=0;&quot;-&quot;;SUM([.C10:.C30]))" table:style-name="ce12">
            <text:p>678,948,930<text:s/></text:p>
          </table:table-cell>
          <table:table-cell office:value-type="float" office:value="1604052.0879999998" table:formula="of:=  IF(SUM([.D10:.D30])=0;&quot;-&quot;;SUM([.D10:.D30]))" table:style-name="ce12">
            <text:p>1,604,052<text:s/></text:p>
          </table:table-cell>
          <table:table-cell office:value-type="float" office:value="671770023" table:formula="of:=  IF(SUM([.E10:.E30])=0;&quot;-&quot;;SUM([.E10:.E30]))" table:style-name="ce12">
            <text:p>671,770,023<text:s/></text:p>
          </table:table-cell>
          <table:table-cell office:value-type="float" office:value="1566304.0670000003" table:formula="of:=  IF(SUM([.F10:.F30])=0;&quot;-&quot;;SUM([.F10:.F30]))" table:style-name="ce12">
            <text:p>1,566,304<text:s/></text:p>
          </table:table-cell>
          <table:table-cell office:value-type="float" office:value="17488340" table:formula="of:=  IF(SUM([.G10:.G30])=0;&quot;-&quot;;SUM([.G10:.G30]))" table:style-name="ce12">
            <text:p>17,488,340<text:s/></text:p>
          </table:table-cell>
          <table:table-cell office:value-type="float" office:value="165780.08299999998" table:formula="of:=  IF(SUM([.H10:.H30])=0;&quot;-&quot;;SUM([.H10:.H30]))" table:style-name="ce12">
            <text:p>165,780<text:s/></text:p>
          </table:table-cell>
          <table:table-cell office:value-type="float" office:value="27870307" table:formula="of:=  IF(SUM([.I10:.I30])=0;&quot;-&quot;;SUM([.I10:.I30]))" table:style-name="ce12">
            <text:p>27,870,307<text:s/></text:p>
          </table:table-cell>
          <table:table-cell office:value-type="float" office:value="159481.68400000001" table:formula="of:=  IF(SUM([.J10:.J30])=0;&quot;-&quot;;SUM([.J10:.J30]))" table:style-name="ce12">
            <text:p>159,482<text:s/></text:p>
          </table:table-cell>
          <table:table-cell office:value-type="float" office:value="613553165" table:formula="of:=  IF(SUM([.K10:.K30])=0;&quot;-&quot;;SUM([.K10:.K30]))" table:style-name="ce12">
            <text:p>613,553,165<text:s/></text:p>
          </table:table-cell>
          <table:table-cell office:value-type="float" office:value="1126670.1099999999" table:formula="of:=  IF(SUM([.L10:.L30])=0;&quot;-&quot;;SUM([.L10:.L30]))" table:style-name="ce12">
            <text:p>1,126,670<text:s/></text:p>
          </table:table-cell>
          <table:table-cell office:value-type="float" office:value="1119389" table:formula="of:=  IF(SUM([.M10:.M30])=0;&quot;-&quot;;SUM([.M10:.M30]))" table:style-name="ce12">
            <text:p>1,119,389<text:s/></text:p>
          </table:table-cell>
          <table:table-cell office:value-type="float" office:value="20035.437999999998" table:formula="of:=  IF(SUM([.N10:.N30])=0;&quot;-&quot;;SUM([.N10:.N30]))" table:style-name="ce12">
            <text:p>20,03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80065532" table:formula="of:=  IF(SUM([.E10];['國家別製品別水產貿易量值2(續)'.G10])=0;&quot;-&quot;;SUM([.E10];['國家別製品別水產貿易量值2(續)'.G10]))" table:style-name="ce14">
            <text:p>80,065,532<text:s/></text:p>
          </table:table-cell>
          <table:table-cell office:value-type="float" office:value="475635.103" table:formula="of:=  IF(SUM([.F10];['國家別製品別水產貿易量值2(續)'.H10])=0;&quot;-&quot;;SUM([.F10];['國家別製品別水產貿易量值2(續)'.H10]))" table:style-name="ce14">
            <text:p>475,635<text:s/></text:p>
          </table:table-cell>
          <table:table-cell office:value-type="float" office:value="79555670" table:formula="of:=  IF(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=0;&quot;-&quot;;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)" table:style-name="ce14">
            <text:p>79,555,670<text:s/></text:p>
          </table:table-cell>
          <table:table-cell office:value-type="float" office:value="469485.79" table:formula="of:=  IF(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=0;&quot;-&quot;;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)" table:style-name="ce14">
            <text:p>469,486<text:s/></text:p>
          </table:table-cell>
          <table:table-cell office:value-type="float" office:value="3065788" table:style-name="ce12">
            <text:p>3,065,788<text:s/></text:p>
          </table:table-cell>
          <table:table-cell office:value-type="float" office:value="65259.995000000003" table:style-name="ce12">
            <text:p>65,260<text:s/></text:p>
          </table:table-cell>
          <table:table-cell office:value-type="float" office:value="756333" table:style-name="ce12">
            <text:p>756,333<text:s/></text:p>
          </table:table-cell>
          <table:table-cell office:value-type="float" office:value="5906.56" table:style-name="ce12">
            <text:p>5,907<text:s/></text:p>
          </table:table-cell>
          <table:table-cell office:value-type="float" office:value="74527360" table:style-name="ce12">
            <text:p>74,527,360<text:s/></text:p>
          </table:table-cell>
          <table:table-cell office:value-type="float" office:value="370534.12800000003" table:style-name="ce12">
            <text:p>370,534<text:s/></text:p>
          </table:table-cell>
          <table:table-cell office:value-type="float" office:value="486704" table:style-name="ce12">
            <text:p>486,704<text:s/></text:p>
          </table:table-cell>
          <table:table-cell office:value-type="float" office:value="11217.108" table:style-name="ce12">
            <text:p>11,21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73034189" table:formula="of:=  IF(SUM([.E11];['國家別製品別水產貿易量值2(續)'.G11])=0;&quot;-&quot;;SUM([.E11];['國家別製品別水產貿易量值2(續)'.G11]))" table:style-name="ce14">
            <text:p>173,034,189<text:s/></text:p>
          </table:table-cell>
          <table:table-cell office:value-type="float" office:value="180614.72200000001" table:formula="of:=  IF(SUM([.F11];['國家別製品別水產貿易量值2(續)'.H11])=0;&quot;-&quot;;SUM([.F11];['國家別製品別水產貿易量值2(續)'.H11]))" table:style-name="ce14">
            <text:p>180,615<text:s/></text:p>
          </table:table-cell>
          <table:table-cell office:value-type="float" office:value="173005354" table:formula="of:=  IF(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=0;&quot;-&quot;;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)" table:style-name="ce14">
            <text:p>173,005,354<text:s/></text:p>
          </table:table-cell>
          <table:table-cell office:value-type="float" office:value="180344.87" table:formula="of:=  IF(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=0;&quot;-&quot;;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)" table:style-name="ce14">
            <text:p>180,345<text:s/></text:p>
          </table:table-cell>
          <table:table-cell office:value-type="float" office:value="535" table:style-name="ce12">
            <text:p>535<text:s/></text:p>
          </table:table-cell>
          <table:table-cell office:value-type="float" office:value="4.2190000000000003" table:style-name="ce12">
            <text:p>4<text:s/></text:p>
          </table:table-cell>
          <table:table-cell office:value-type="float" office:value="414677" table:style-name="ce12">
            <text:p>414,677<text:s/></text:p>
          </table:table-cell>
          <table:table-cell office:value-type="float" office:value="3316.24" table:style-name="ce12">
            <text:p>3,316<text:s/></text:p>
          </table:table-cell>
          <table:table-cell office:value-type="float" office:value="172541887" table:style-name="ce12">
            <text:p>172,541,887<text:s/></text:p>
          </table:table-cell>
          <table:table-cell office:value-type="float" office:value="176666.96599999999" table:style-name="ce12">
            <text:p>176,667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5.0999999999999997E-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06242328" table:formula="of:=  IF(SUM([.E12];['國家別製品別水產貿易量值2(續)'.G12])=0;&quot;-&quot;;SUM([.E12];['國家別製品別水產貿易量值2(續)'.G12]))" table:style-name="ce14">
            <text:p>106,242,328<text:s/></text:p>
          </table:table-cell>
          <table:table-cell office:value-type="float" office:value="165067.98100000006" table:formula="of:=  IF(SUM([.F12];['國家別製品別水產貿易量值2(續)'.H12])=0;&quot;-&quot;;SUM([.F12];['國家別製品別水產貿易量值2(續)'.H12]))" table:style-name="ce14">
            <text:p>165,068<text:s/></text:p>
          </table:table-cell>
          <table:table-cell office:value-type="float" office:value="105014243" table:formula="of:=  IF(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=0;&quot;-&quot;;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)" table:style-name="ce14">
            <text:p>105,014,243<text:s/></text:p>
          </table:table-cell>
          <table:table-cell office:value-type="float" office:value="157107.77500000005" table:formula="of:=  IF(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=0;&quot;-&quot;;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)" table:style-name="ce14">
            <text:p>157,108<text:s/></text:p>
          </table:table-cell>
          <table:table-cell office:value-type="float" office:value="10401677" table:style-name="ce12">
            <text:p>10,401,677<text:s/></text:p>
          </table:table-cell>
          <table:table-cell office:value-type="float" office:value="69513.45" table:style-name="ce12">
            <text:p>69,513<text:s/></text:p>
          </table:table-cell>
          <table:table-cell office:value-type="float" office:value="10370562" table:style-name="ce12">
            <text:p>10,370,562<text:s/></text:p>
          </table:table-cell>
          <table:table-cell office:value-type="float" office:value="13415.205" table:style-name="ce12">
            <text:p>13,415<text:s/></text:p>
          </table:table-cell>
          <table:table-cell office:value-type="float" office:value="82315252" table:style-name="ce12">
            <text:p>82,315,252<text:s/></text:p>
          </table:table-cell>
          <table:table-cell office:value-type="float" office:value="63762.288" table:style-name="ce12">
            <text:p>63,762<text:s/></text:p>
          </table:table-cell>
          <table:table-cell office:value-type="float" office:value="4771" table:style-name="ce12">
            <text:p>4,771<text:s/></text:p>
          </table:table-cell>
          <table:table-cell office:value-type="float" office:value="111.38500000000001" table:style-name="ce12">
            <text:p>11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7919391" table:formula="of:=  IF(SUM([.E13];['國家別製品別水產貿易量值2(續)'.G13])=0;&quot;-&quot;;SUM([.E13];['國家別製品別水產貿易量值2(續)'.G13]))" table:style-name="ce14">
            <text:p>37,919,391<text:s/></text:p>
          </table:table-cell>
          <table:table-cell office:value-type="float" office:value="151854.36500000002" table:formula="of:=  IF(SUM([.F13];['國家別製品別水產貿易量值2(續)'.H13])=0;&quot;-&quot;;SUM([.F13];['國家別製品別水產貿易量值2(續)'.H13]))" table:style-name="ce14">
            <text:p>151,854<text:s/></text:p>
          </table:table-cell>
          <table:table-cell office:value-type="float" office:value="37707394" table:formula="of:=  IF(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=0;&quot;-&quot;;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)" table:style-name="ce14">
            <text:p>37,707,394<text:s/></text:p>
          </table:table-cell>
          <table:table-cell office:value-type="float" office:value="149823.93600000002" table:formula="of:=  IF(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=0;&quot;-&quot;;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)" table:style-name="ce14">
            <text:p>149,824<text:s/></text:p>
          </table:table-cell>
          <table:table-cell office:value-type="float" office:value="509116" table:style-name="ce12">
            <text:p>509,116<text:s/></text:p>
          </table:table-cell>
          <table:table-cell office:value-type="float" office:value="1562.2280000000001" table:style-name="ce12">
            <text:p>1,562<text:s/></text:p>
          </table:table-cell>
          <table:table-cell office:value-type="float" office:value="598408" table:style-name="ce12">
            <text:p>598,408<text:s/></text:p>
          </table:table-cell>
          <table:table-cell office:value-type="float" office:value="4865.4560000000001" table:style-name="ce12">
            <text:p>4,865<text:s/></text:p>
          </table:table-cell>
          <table:table-cell office:value-type="float" office:value="34515723" table:style-name="ce12">
            <text:p>34,515,723<text:s/></text:p>
          </table:table-cell>
          <table:table-cell office:value-type="float" office:value="126089.891" table:style-name="ce12">
            <text:p>126,090<text:s/></text:p>
          </table:table-cell>
          <table:table-cell office:value-type="float" office:value="10667" table:style-name="ce12">
            <text:p>10,667<text:s/></text:p>
          </table:table-cell>
          <table:table-cell office:value-type="float" office:value="216.79599999999999" table:style-name="ce12">
            <text:p>21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float" office:value="23813214" table:formula="of:=  IF(SUM([.E14];['國家別製品別水產貿易量值2(續)'.G14])=0;&quot;-&quot;;SUM([.E14];['國家別製品別水產貿易量值2(續)'.G14]))" table:style-name="ce14">
            <text:p>23,813,214<text:s/></text:p>
          </table:table-cell>
          <table:table-cell office:value-type="float" office:value="89883.94200000001" table:formula="of:=  IF(SUM([.F14];['國家別製品別水產貿易量值2(續)'.H14])=0;&quot;-&quot;;SUM([.F14];['國家別製品別水產貿易量值2(續)'.H14]))" table:style-name="ce14">
            <text:p>89,884<text:s/></text:p>
          </table:table-cell>
          <table:table-cell office:value-type="float" office:value="23807029" table:formula="of:=  IF(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=0;&quot;-&quot;;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)" table:style-name="ce14">
            <text:p>23,807,029<text:s/></text:p>
          </table:table-cell>
          <table:table-cell office:value-type="float" office:value="89859.540000000008" table:formula="of:=  IF(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=0;&quot;-&quot;;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)" table:style-name="ce14">
            <text:p>89,8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75400" table:style-name="ce12">
            <text:p>5,475,400<text:s/></text:p>
          </table:table-cell>
          <table:table-cell office:value-type="float" office:value="47333.834000000003" table:style-name="ce12">
            <text:p>47,334<text:s/></text:p>
          </table:table-cell>
          <table:table-cell office:value-type="float" office:value="18331539" table:style-name="ce12">
            <text:p>18,331,539<text:s/></text:p>
          </table:table-cell>
          <table:table-cell office:value-type="float" office:value="42523.548999999999" table:style-name="ce12">
            <text:p>42,524<text:s/></text:p>
          </table:table-cell>
          <table:table-cell office:value-type="float" office:value="90" table:style-name="ce12">
            <text:p>90<text:s/></text:p>
          </table:table-cell>
          <table:table-cell office:value-type="float" office:value="2.157" table:style-name="ce12">
            <text:p>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1295112" table:formula="of:=  IF(SUM([.E15];['國家別製品別水產貿易量值2(續)'.G15])=0;&quot;-&quot;;SUM([.E15];['國家別製品別水產貿易量值2(續)'.G15]))" table:style-name="ce14">
            <text:p>11,295,112<text:s/></text:p>
          </table:table-cell>
          <table:table-cell office:value-type="float" office:value="80780.731" table:formula="of:=  IF(SUM([.F15];['國家別製品別水產貿易量值2(續)'.H15])=0;&quot;-&quot;;SUM([.F15];['國家別製品別水產貿易量值2(續)'.H15]))" table:style-name="ce14">
            <text:p>80,781<text:s/></text:p>
          </table:table-cell>
          <table:table-cell office:value-type="float" office:value="11165131" table:formula="of:=  IF(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=0;&quot;-&quot;;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)" table:style-name="ce14">
            <text:p>11,165,131<text:s/></text:p>
          </table:table-cell>
          <table:table-cell office:value-type="float" office:value="74313.929999999993" table:formula="of:=  IF(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=0;&quot;-&quot;;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)" table:style-name="ce14">
            <text:p>74,314<text:s/></text:p>
          </table:table-cell>
          <table:table-cell office:value-type="float" office:value="3217074" table:style-name="ce12">
            <text:p>3,217,074<text:s/></text:p>
          </table:table-cell>
          <table:table-cell office:value-type="float" office:value="26562.578000000001" table:style-name="ce12">
            <text:p>26,563<text:s/></text:p>
          </table:table-cell>
          <table:table-cell office:value-type="float" office:value="1402286" table:style-name="ce12">
            <text:p>1,402,286<text:s/></text:p>
          </table:table-cell>
          <table:table-cell office:value-type="float" office:value="5704.58" table:style-name="ce12">
            <text:p>5,705<text:s/></text:p>
          </table:table-cell>
          <table:table-cell office:value-type="float" office:value="2488255" table:style-name="ce12">
            <text:p>2,488,255<text:s/></text:p>
          </table:table-cell>
          <table:table-cell office:value-type="float" office:value="10534.297" table:style-name="ce12">
            <text:p>10,534<text:s/></text:p>
          </table:table-cell>
          <table:table-cell office:value-type="float" office:value="512677" table:style-name="ce12">
            <text:p>512,677<text:s/></text:p>
          </table:table-cell>
          <table:table-cell office:value-type="float" office:value="7179.2929999999997" table:style-name="ce12">
            <text:p>7,17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60579934" table:formula="of:=  IF(SUM([.E16];['國家別製品別水產貿易量值2(續)'.G16])=0;&quot;-&quot;;SUM([.E16];['國家別製品別水產貿易量值2(續)'.G16]))" table:style-name="ce14">
            <text:p>60,579,934<text:s/></text:p>
          </table:table-cell>
          <table:table-cell office:value-type="float" office:value="60177.922999999995" table:formula="of:=  IF(SUM([.F16];['國家別製品別水產貿易量值2(續)'.H16])=0;&quot;-&quot;;SUM([.F16];['國家別製品別水產貿易量值2(續)'.H16]))" table:style-name="ce14">
            <text:p>60,178<text:s/></text:p>
          </table:table-cell>
          <table:table-cell office:value-type="float" office:value="59152503" table:formula="of:=  IF(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=0;&quot;-&quot;;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)" table:style-name="ce14">
            <text:p>59,152,503<text:s/></text:p>
          </table:table-cell>
          <table:table-cell office:value-type="float" office:value="57469.219999999994" table:formula="of:=  IF(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=0;&quot;-&quot;;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)" table:style-name="ce14">
            <text:p>57,469<text:s/></text:p>
          </table:table-cell>
          <table:table-cell office:value-type="float" office:value="1343" table:style-name="ce12">
            <text:p>1,343<text:s/></text:p>
          </table:table-cell>
          <table:table-cell office:value-type="float" office:value="190.267" table:style-name="ce12">
            <text:p>190<text:s/></text:p>
          </table:table-cell>
          <table:table-cell office:value-type="float" office:value="6709" table:style-name="ce12">
            <text:p>6,709<text:s/></text:p>
          </table:table-cell>
          <table:table-cell office:value-type="float" office:value="70.283000000000001" table:style-name="ce12">
            <text:p>70<text:s/></text:p>
          </table:table-cell>
          <table:table-cell office:value-type="float" office:value="59006693" table:style-name="ce12">
            <text:p>59,006,693<text:s/></text:p>
          </table:table-cell>
          <table:table-cell office:value-type="float" office:value="55410.474999999999" table:style-name="ce12">
            <text:p>55,410<text:s/></text:p>
          </table:table-cell>
          <table:table-cell office:value-type="float" office:value="32" table:style-name="ce12">
            <text:p>32<text:s/></text:p>
          </table:table-cell>
          <table:table-cell office:value-type="float" office:value="0.3930000000000000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8487878" table:formula="of:=  IF(SUM([.E17];['國家別製品別水產貿易量值2(續)'.G17])=0;&quot;-&quot;;SUM([.E17];['國家別製品別水產貿易量值2(續)'.G17]))" table:style-name="ce14">
            <text:p>8,487,878<text:s/></text:p>
          </table:table-cell>
          <table:table-cell office:value-type="float" office:value="56767.127" table:formula="of:=  IF(SUM([.F17];['國家別製品別水產貿易量值2(續)'.H17])=0;&quot;-&quot;;SUM([.F17];['國家別製品別水產貿易量值2(續)'.H17]))" table:style-name="ce14">
            <text:p>56,767<text:s/></text:p>
          </table:table-cell>
          <table:table-cell office:value-type="float" office:value="8248323" table:formula="of:=  IF(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=0;&quot;-&quot;;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)" table:style-name="ce14">
            <text:p>8,248,323<text:s/></text:p>
          </table:table-cell>
          <table:table-cell office:value-type="float" office:value="56127.089" table:formula="of:=  IF(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=0;&quot;-&quot;;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)" table:style-name="ce14">
            <text:p>56,127<text:s/></text:p>
          </table:table-cell>
          <table:table-cell office:value-type="string" table:style-name="ce12">
            <text:p>-</text:p>
          </table:table-cell>
          <table:table-cell office:value-type="float" office:value="3.2000000000000001E-2" table:style-name="ce12">
            <text:p>0<text:s/></text:p>
          </table:table-cell>
          <table:table-cell office:value-type="float" office:value="5799517" table:style-name="ce12">
            <text:p>5,799,517<text:s/></text:p>
          </table:table-cell>
          <table:table-cell office:value-type="float" office:value="53665.74" table:style-name="ce12">
            <text:p>53,666<text:s/></text:p>
          </table:table-cell>
          <table:table-cell office:value-type="float" office:value="2447161" table:style-name="ce12">
            <text:p>2,447,161<text:s/></text:p>
          </table:table-cell>
          <table:table-cell office:value-type="float" office:value="2443.25" table:style-name="ce12">
            <text:p>2,443<text:s/></text:p>
          </table:table-cell>
          <table:table-cell office:value-type="float" office:value="38" table:style-name="ce12">
            <text:p>38<text:s/></text:p>
          </table:table-cell>
          <table:table-cell office:value-type="float" office:value="3.5139999999999998" table:style-name="ce12">
            <text:p>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8906224" table:formula="of:=  IF(SUM([.E18];['國家別製品別水產貿易量值2(續)'.G18])=0;&quot;-&quot;;SUM([.E18];['國家別製品別水產貿易量值2(續)'.G18]))" table:style-name="ce14">
            <text:p>8,906,224<text:s/></text:p>
          </table:table-cell>
          <table:table-cell office:value-type="float" office:value="42916.263000000021" table:formula="of:=  IF(SUM([.F18];['國家別製品別水產貿易量值2(續)'.H18])=0;&quot;-&quot;;SUM([.F18];['國家別製品別水產貿易量值2(續)'.H18]))" table:style-name="ce14">
            <text:p>42,916<text:s/></text:p>
          </table:table-cell>
          <table:table-cell office:value-type="float" office:value="8117369" table:formula="of:=  IF(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=0;&quot;-&quot;;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)" table:style-name="ce14">
            <text:p>8,117,369<text:s/></text:p>
          </table:table-cell>
          <table:table-cell office:value-type="float" office:value="40818.444000000018" table:formula="of:=  IF(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=0;&quot;-&quot;;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)" table:style-name="ce14">
            <text:p>40,8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34" table:style-name="ce12">
            <text:p>6,534<text:s/></text:p>
          </table:table-cell>
          <table:table-cell office:value-type="float" office:value="26.634" table:style-name="ce12">
            <text:p>27<text:s/></text:p>
          </table:table-cell>
          <table:table-cell office:value-type="float" office:value="7653852" table:style-name="ce12">
            <text:p>7,653,852<text:s/></text:p>
          </table:table-cell>
          <table:table-cell office:value-type="float" office:value="37335.809000000001" table:style-name="ce12">
            <text:p>37,336<text:s/></text:p>
          </table:table-cell>
          <table:table-cell office:value-type="float" office:value="2033" table:style-name="ce12">
            <text:p>2,033<text:s/></text:p>
          </table:table-cell>
          <table:table-cell office:value-type="float" office:value="38.058999999999997" table:style-name="ce12">
            <text:p>3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5526169" table:formula="of:=  IF(SUM([.E19];['國家別製品別水產貿易量值2(續)'.G19])=0;&quot;-&quot;;SUM([.E19];['國家別製品別水產貿易量值2(續)'.G19]))" table:style-name="ce14">
            <text:p>35,526,169<text:s/></text:p>
          </table:table-cell>
          <table:table-cell office:value-type="float" office:value="39143.273000000001" table:formula="of:=  IF(SUM([.F19];['國家別製品別水產貿易量值2(續)'.H19])=0;&quot;-&quot;;SUM([.F19];['國家別製品別水產貿易量值2(續)'.H19]))" table:style-name="ce14">
            <text:p>39,143<text:s/></text:p>
          </table:table-cell>
          <table:table-cell office:value-type="float" office:value="35415327" table:formula="of:=  IF(SUM([.G19];[.I19];[.K19];[.M19];['國家別製品別水產貿易量值1(續)'.C19];['國家別製品別水產貿易量值1(續)'.E19];['國家別製品別水產貿易量值1(續)'.G19];['國家別製品別水產貿易量值1(續)'.I19];['國家別製品別水產貿易量值1(續)'.K19];['國家別製品別水產貿易量值1(續)'.M19];['國家別製品別水產貿易量值2(續)'.C19];['國家別製品別水產貿易量值2(續)'.E19])=0;&quot;-&quot;;SUM([.G19];[.I19];[.K19];[.M19];['國家別製品別水產貿易量值1(續)'.C19];['國家別製品別水產貿易量值1(續)'.E19];['國家別製品別水產貿易量值1(續)'.G19];['國家別製品別水產貿易量值1(續)'.I19];['國家別製品別水產貿易量值1(續)'.K19];['國家別製品別水產貿易量值1(續)'.M19];['國家別製品別水產貿易量值2(續)'.C19];['國家別製品別水產貿易量值2(續)'.E19]))" table:style-name="ce14">
            <text:p>35,415,327<text:s/></text:p>
          </table:table-cell>
          <table:table-cell office:value-type="float" office:value="38371.61" table:formula="of:=  IF(SUM([.H19];[.J19];[.L19];[.N19];['國家別製品別水產貿易量值1(續)'.D19];['國家別製品別水產貿易量值1(續)'.F19];['國家別製品別水產貿易量值1(續)'.H19];['國家別製品別水產貿易量值1(續)'.J19];['國家別製品別水產貿易量值1(續)'.L19];['國家別製品別水產貿易量值1(續)'.N19];['國家別製品別水產貿易量值2(續)'.D19];['國家別製品別水產貿易量值2(續)'.F19])=0;&quot;-&quot;;SUM([.H19];[.J19];[.L19];[.N19];['國家別製品別水產貿易量值1(續)'.D19];['國家別製品別水產貿易量值1(續)'.F19];['國家別製品別水產貿易量值1(續)'.H19];['國家別製品別水產貿易量值1(續)'.J19];['國家別製品別水產貿易量值1(續)'.L19];['國家別製品別水產貿易量值1(續)'.N19];['國家別製品別水產貿易量值2(續)'.D19];['國家別製品別水產貿易量值2(續)'.F19]))" table:style-name="ce14">
            <text:p>38,372<text:s/></text:p>
          </table:table-cell>
          <table:table-cell office:value-type="float" office:value="4832" table:style-name="ce12">
            <text:p>4,832<text:s/></text:p>
          </table:table-cell>
          <table:table-cell office:value-type="float" office:value="16.562000000000001" table:style-name="ce12">
            <text:p>17<text:s/></text:p>
          </table:table-cell>
          <table:table-cell office:value-type="float" office:value="67093" table:style-name="ce12">
            <text:p>67,093<text:s/></text:p>
          </table:table-cell>
          <table:table-cell office:value-type="float" office:value="94.721999999999994" table:style-name="ce12">
            <text:p>95<text:s/></text:p>
          </table:table-cell>
          <table:table-cell office:value-type="float" office:value="35284543" table:style-name="ce12">
            <text:p>35,284,543<text:s/></text:p>
          </table:table-cell>
          <table:table-cell office:value-type="float" office:value="37684.887000000002" table:style-name="ce12">
            <text:p>37,685<text:s/></text:p>
          </table:table-cell>
          <table:table-cell office:value-type="float" office:value="6172" table:style-name="ce12">
            <text:p>6,172<text:s/></text:p>
          </table:table-cell>
          <table:table-cell office:value-type="float" office:value="80.992999999999995" table:style-name="ce12">
            <text:p>8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2659706" table:formula="of:=  IF(SUM([.E20];['國家別製品別水產貿易量值2(續)'.G20])=0;&quot;-&quot;;SUM([.E20];['國家別製品別水產貿易量值2(續)'.G20]))" table:style-name="ce14">
            <text:p>22,659,706<text:s/></text:p>
          </table:table-cell>
          <table:table-cell office:value-type="float" office:value="38052.931000000004" table:formula="of:=  IF(SUM([.F20];['國家別製品別水產貿易量值2(續)'.H20])=0;&quot;-&quot;;SUM([.F20];['國家別製品別水產貿易量值2(續)'.H20]))" table:style-name="ce14">
            <text:p>38,053<text:s/></text:p>
          </table:table-cell>
          <table:table-cell office:value-type="float" office:value="22500166" table:formula="of:=  IF(SUM([.G20];[.I20];[.K20];[.M20];['國家別製品別水產貿易量值1(續)'.C20];['國家別製品別水產貿易量值1(續)'.E20];['國家別製品別水產貿易量值1(續)'.G20];['國家別製品別水產貿易量值1(續)'.I20];['國家別製品別水產貿易量值1(續)'.K20];['國家別製品別水產貿易量值1(續)'.M20];['國家別製品別水產貿易量值2(續)'.C20];['國家別製品別水產貿易量值2(續)'.E20])=0;&quot;-&quot;;SUM([.G20];[.I20];[.K20];[.M20];['國家別製品別水產貿易量值1(續)'.C20];['國家別製品別水產貿易量值1(續)'.E20];['國家別製品別水產貿易量值1(續)'.G20];['國家別製品別水產貿易量值1(續)'.I20];['國家別製品別水產貿易量值1(續)'.K20];['國家別製品別水產貿易量值1(續)'.M20];['國家別製品別水產貿易量值2(續)'.C20];['國家別製品別水產貿易量值2(續)'.E20]))" table:style-name="ce14">
            <text:p>22,500,166<text:s/></text:p>
          </table:table-cell>
          <table:table-cell office:value-type="float" office:value="37771.169000000002" table:formula="of:=  IF(SUM([.H20];[.J20];[.L20];[.N20];['國家別製品別水產貿易量值1(續)'.D20];['國家別製品別水產貿易量值1(續)'.F20];['國家別製品別水產貿易量值1(續)'.H20];['國家別製品別水產貿易量值1(續)'.J20];['國家別製品別水產貿易量值1(續)'.L20];['國家別製品別水產貿易量值1(續)'.N20];['國家別製品別水產貿易量值2(續)'.D20];['國家別製品別水產貿易量值2(續)'.F20])=0;&quot;-&quot;;SUM([.H20];[.J20];[.L20];[.N20];['國家別製品別水產貿易量值1(續)'.D20];['國家別製品別水產貿易量值1(續)'.F20];['國家別製品別水產貿易量值1(續)'.H20];['國家別製品別水產貿易量值1(續)'.J20];['國家別製品別水產貿易量值1(續)'.L20];['國家別製品別水產貿易量值1(續)'.N20];['國家別製品別水產貿易量值2(續)'.D20];['國家別製品別水產貿易量值2(續)'.F20]))" table:style-name="ce14">
            <text:p>37,771<text:s/></text:p>
          </table:table-cell>
          <table:table-cell office:value-type="float" office:value="22185" table:style-name="ce12">
            <text:p>22,185<text:s/></text:p>
          </table:table-cell>
          <table:table-cell office:value-type="float" office:value="177.422" table:style-name="ce12">
            <text:p>177<text:s/></text:p>
          </table:table-cell>
          <table:table-cell office:value-type="float" office:value="1953211" table:style-name="ce12">
            <text:p>1,953,211<text:s/></text:p>
          </table:table-cell>
          <table:table-cell office:value-type="float" office:value="16446.973999999998" table:style-name="ce12">
            <text:p>16,447<text:s/></text:p>
          </table:table-cell>
          <table:table-cell office:value-type="float" office:value="19967868" table:style-name="ce12">
            <text:p>19,967,868<text:s/></text:p>
          </table:table-cell>
          <table:table-cell office:value-type="float" office:value="18587.973000000002" table:style-name="ce12">
            <text:p>18,588<text:s/></text:p>
          </table:table-cell>
          <table:table-cell office:value-type="float" office:value="1546" table:style-name="ce12">
            <text:p>1,546<text:s/></text:p>
          </table:table-cell>
          <table:table-cell office:value-type="float" office:value="130.76900000000001" table:style-name="ce12">
            <text:p>13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5698898" table:formula="of:=  IF(SUM([.E21];['國家別製品別水產貿易量值2(續)'.G21])=0;&quot;-&quot;;SUM([.E21];['國家別製品別水產貿易量值2(續)'.G21]))" table:style-name="ce14">
            <text:p>5,698,898<text:s/></text:p>
          </table:table-cell>
          <table:table-cell office:value-type="float" office:value="22730.961000000003" table:formula="of:=  IF(SUM([.F21];['國家別製品別水產貿易量值2(續)'.H21])=0;&quot;-&quot;;SUM([.F21];['國家別製品別水產貿易量值2(續)'.H21]))" table:style-name="ce14">
            <text:p>22,731<text:s/></text:p>
          </table:table-cell>
          <table:table-cell office:value-type="float" office:value="5625334" table:formula="of:=  IF(SUM([.G21];[.I21];[.K21];[.M21];['國家別製品別水產貿易量值1(續)'.C21];['國家別製品別水產貿易量值1(續)'.E21];['國家別製品別水產貿易量值1(續)'.G21];['國家別製品別水產貿易量值1(續)'.I21];['國家別製品別水產貿易量值1(續)'.K21];['國家別製品別水產貿易量值1(續)'.M21];['國家別製品別水產貿易量值2(續)'.C21];['國家別製品別水產貿易量值2(續)'.E21])=0;&quot;-&quot;;SUM([.G21];[.I21];[.K21];[.M21];['國家別製品別水產貿易量值1(續)'.C21];['國家別製品別水產貿易量值1(續)'.E21];['國家別製品別水產貿易量值1(續)'.G21];['國家別製品別水產貿易量值1(續)'.I21];['國家別製品別水產貿易量值1(續)'.K21];['國家別製品別水產貿易量值1(續)'.M21];['國家別製品別水產貿易量值2(續)'.C21];['國家別製品別水產貿易量值2(續)'.E21]))" table:style-name="ce14">
            <text:p>5,625,334<text:s/></text:p>
          </table:table-cell>
          <table:table-cell office:value-type="float" office:value="22103.381000000001" table:formula="of:=  IF(SUM([.H21];[.J21];[.L21];[.N21];['國家別製品別水產貿易量值1(續)'.D21];['國家別製品別水產貿易量值1(續)'.F21];['國家別製品別水產貿易量值1(續)'.H21];['國家別製品別水產貿易量值1(續)'.J21];['國家別製品別水產貿易量值1(續)'.L21];['國家別製品別水產貿易量值1(續)'.N21];['國家別製品別水產貿易量值2(續)'.D21];['國家別製品別水產貿易量值2(續)'.F21])=0;&quot;-&quot;;SUM([.H21];[.J21];[.L21];[.N21];['國家別製品別水產貿易量值1(續)'.D21];['國家別製品別水產貿易量值1(續)'.F21];['國家別製品別水產貿易量值1(續)'.H21];['國家別製品別水產貿易量值1(續)'.J21];['國家別製品別水產貿易量值1(續)'.L21];['國家別製品別水產貿易量值1(續)'.N21];['國家別製品別水產貿易量值2(續)'.D21];['國家別製品別水產貿易量值2(續)'.F21]))" table:style-name="ce14">
            <text:p>22,103<text:s/></text:p>
          </table:table-cell>
          <table:table-cell office:value-type="float" office:value="239" table:style-name="ce12">
            <text:p>239<text:s/></text:p>
          </table:table-cell>
          <table:table-cell office:value-type="float" office:value="57.848999999999997" table:style-name="ce12">
            <text:p>58<text:s/></text:p>
          </table:table-cell>
          <table:table-cell office:value-type="float" office:value="13877" table:style-name="ce12">
            <text:p>13,877<text:s/></text:p>
          </table:table-cell>
          <table:table-cell office:value-type="float" office:value="82.688999999999993" table:style-name="ce12">
            <text:p>83<text:s/></text:p>
          </table:table-cell>
          <table:table-cell office:value-type="float" office:value="5334037" table:style-name="ce12">
            <text:p>5,334,037<text:s/></text:p>
          </table:table-cell>
          <table:table-cell office:value-type="float" office:value="19975.967000000001" table:style-name="ce12">
            <text:p>19,976<text:s/></text:p>
          </table:table-cell>
          <table:table-cell office:value-type="float" office:value="10786" table:style-name="ce12">
            <text:p>10,786<text:s/></text:p>
          </table:table-cell>
          <table:table-cell office:value-type="float" office:value="161.64599999999999" table:style-name="ce12">
            <text:p>16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3936485" table:formula="of:=  IF(SUM([.E22];['國家別製品別水產貿易量值2(續)'.G22])=0;&quot;-&quot;;SUM([.E22];['國家別製品別水產貿易量值2(續)'.G22]))" table:style-name="ce14">
            <text:p>3,936,485<text:s/></text:p>
          </table:table-cell>
          <table:table-cell office:value-type="float" office:value="16726.137999999999" table:formula="of:=  IF(SUM([.F22];['國家別製品別水產貿易量值2(續)'.H22])=0;&quot;-&quot;;SUM([.F22];['國家別製品別水產貿易量值2(續)'.H22]))" table:style-name="ce14">
            <text:p>16,726<text:s/></text:p>
          </table:table-cell>
          <table:table-cell office:value-type="float" office:value="3789739" table:formula="of:=  IF(SUM([.G22];[.I22];[.K22];[.M22];['國家別製品別水產貿易量值1(續)'.C22];['國家別製品別水產貿易量值1(續)'.E22];['國家別製品別水產貿易量值1(續)'.G22];['國家別製品別水產貿易量值1(續)'.I22];['國家別製品別水產貿易量值1(續)'.K22];['國家別製品別水產貿易量值1(續)'.M22];['國家別製品別水產貿易量值2(續)'.C22];['國家別製品別水產貿易量值2(續)'.E22])=0;&quot;-&quot;;SUM([.G22];[.I22];[.K22];[.M22];['國家別製品別水產貿易量值1(續)'.C22];['國家別製品別水產貿易量值1(續)'.E22];['國家別製品別水產貿易量值1(續)'.G22];['國家別製品別水產貿易量值1(續)'.I22];['國家別製品別水產貿易量值1(續)'.K22];['國家別製品別水產貿易量值1(續)'.M22];['國家別製品別水產貿易量值2(續)'.C22];['國家別製品別水產貿易量值2(續)'.E22]))" table:style-name="ce14">
            <text:p>3,789,739<text:s/></text:p>
          </table:table-cell>
          <table:table-cell office:value-type="float" office:value="15898.529999999999" table:formula="of:=  IF(SUM([.H22];[.J22];[.L22];[.N22];['國家別製品別水產貿易量值1(續)'.D22];['國家別製品別水產貿易量值1(續)'.F22];['國家別製品別水產貿易量值1(續)'.H22];['國家別製品別水產貿易量值1(續)'.J22];['國家別製品別水產貿易量值1(續)'.L22];['國家別製品別水產貿易量值1(續)'.N22];['國家別製品別水產貿易量值2(續)'.D22];['國家別製品別水產貿易量值2(續)'.F22])=0;&quot;-&quot;;SUM([.H22];[.J22];[.L22];[.N22];['國家別製品別水產貿易量值1(續)'.D22];['國家別製品別水產貿易量值1(續)'.F22];['國家別製品別水產貿易量值1(續)'.H22];['國家別製品別水產貿易量值1(續)'.J22];['國家別製品別水產貿易量值1(續)'.L22];['國家別製品別水產貿易量值1(續)'.N22];['國家別製品別水產貿易量值2(續)'.D22];['國家別製品別水產貿易量值2(續)'.F22]))" table:style-name="ce14">
            <text:p>15,899<text:s/></text:p>
          </table:table-cell>
          <table:table-cell office:value-type="float" office:value="256990" table:style-name="ce12">
            <text:p>256,990<text:s/></text:p>
          </table:table-cell>
          <table:table-cell office:value-type="float" office:value="898.55799999999999" table:style-name="ce12">
            <text:p>899<text:s/></text:p>
          </table:table-cell>
          <table:table-cell office:value-type="float" office:value="12168" table:style-name="ce12">
            <text:p>12,168<text:s/></text:p>
          </table:table-cell>
          <table:table-cell office:value-type="float" office:value="103.026" table:style-name="ce12">
            <text:p>103<text:s/></text:p>
          </table:table-cell>
          <table:table-cell office:value-type="float" office:value="2532596" table:style-name="ce12">
            <text:p>2,532,596<text:s/></text:p>
          </table:table-cell>
          <table:table-cell office:value-type="float" office:value="7021.0159999999996" table:style-name="ce12">
            <text:p>7,021<text:s/></text:p>
          </table:table-cell>
          <table:table-cell office:value-type="float" office:value="47050" table:style-name="ce12">
            <text:p>47,050<text:s/></text:p>
          </table:table-cell>
          <table:table-cell office:value-type="float" office:value="536.67399999999998" table:style-name="ce12">
            <text:p>53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float" office:value="7061954" table:formula="of:=  IF(SUM([.E23];['國家別製品別水產貿易量值2(續)'.G23])=0;&quot;-&quot;;SUM([.E23];['國家別製品別水產貿易量值2(續)'.G23]))" table:style-name="ce14">
            <text:p>7,061,954<text:s/></text:p>
          </table:table-cell>
          <table:table-cell office:value-type="float" office:value="16226.130000000001" table:formula="of:=  IF(SUM([.F23];['國家別製品別水產貿易量值2(續)'.H23])=0;&quot;-&quot;;SUM([.F23];['國家別製品別水產貿易量值2(續)'.H23]))" table:style-name="ce14">
            <text:p>16,226<text:s/></text:p>
          </table:table-cell>
          <table:table-cell office:value-type="float" office:value="7061954" table:formula="of:=  IF(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=0;&quot;-&quot;;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)" table:style-name="ce14">
            <text:p>7,061,954<text:s/></text:p>
          </table:table-cell>
          <table:table-cell office:value-type="float" office:value="16226.130000000001" table:formula="of:=  IF(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=0;&quot;-&quot;;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)" table:style-name="ce14">
            <text:p>16,2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61834" table:style-name="ce12">
            <text:p>7,061,834<text:s/></text:p>
          </table:table-cell>
          <table:table-cell office:value-type="float" office:value="16225.924000000001" table:style-name="ce12">
            <text:p>16,2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float" office:value="8130664" table:formula="of:=  IF(SUM([.E24];['國家別製品別水產貿易量值2(續)'.G24])=0;&quot;-&quot;;SUM([.E24];['國家別製品別水產貿易量值2(續)'.G24]))" table:style-name="ce14">
            <text:p>8,130,664<text:s/></text:p>
          </table:table-cell>
          <table:table-cell office:value-type="float" office:value="15375.771000000002" table:formula="of:=  IF(SUM([.F24];['國家別製品別水產貿易量值2(續)'.H24])=0;&quot;-&quot;;SUM([.F24];['國家別製品別水產貿易量值2(續)'.H24]))" table:style-name="ce14">
            <text:p>15,376<text:s/></text:p>
          </table:table-cell>
          <table:table-cell office:value-type="float" office:value="8095997" table:formula="of:=  IF(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=0;&quot;-&quot;;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)" table:style-name="ce14">
            <text:p>8,095,997<text:s/></text:p>
          </table:table-cell>
          <table:table-cell office:value-type="float" office:value="15305.910000000002" table:formula="of:=  IF(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=0;&quot;-&quot;;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)" table:style-name="ce14">
            <text:p>15,3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0.19800000000000001" table:style-name="ce12">
            <text:p>0<text:s/></text:p>
          </table:table-cell>
          <table:table-cell office:value-type="float" office:value="8095863" table:style-name="ce12">
            <text:p>8,095,863<text:s/></text:p>
          </table:table-cell>
          <table:table-cell office:value-type="float" office:value="15305.315000000001" table:style-name="ce12">
            <text:p>15,3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8779978" table:formula="of:=  IF(SUM([.E25];['國家別製品別水產貿易量值2(續)'.G25])=0;&quot;-&quot;;SUM([.E25];['國家別製品別水產貿易量值2(續)'.G25]))" table:style-name="ce14">
            <text:p>8,779,978<text:s/></text:p>
          </table:table-cell>
          <table:table-cell office:value-type="float" office:value="13919.277" table:formula="of:=  IF(SUM([.F25];['國家別製品別水產貿易量值2(續)'.H25])=0;&quot;-&quot;;SUM([.F25];['國家別製品別水產貿易量值2(續)'.H25]))" table:style-name="ce14">
            <text:p>13,919<text:s/></text:p>
          </table:table-cell>
          <table:table-cell office:value-type="float" office:value="8743457" table:formula="of:=  IF(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=0;&quot;-&quot;;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)" table:style-name="ce14">
            <text:p>8,743,457<text:s/></text:p>
          </table:table-cell>
          <table:table-cell office:value-type="float" office:value="13826.911" table:formula="of:=  IF(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=0;&quot;-&quot;;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)" table:style-name="ce14">
            <text:p>13,8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1" table:style-name="ce12">
            <text:p>4,001<text:s/></text:p>
          </table:table-cell>
          <table:table-cell office:value-type="float" office:value="19.998000000000001" table:style-name="ce12">
            <text:p>20<text:s/></text:p>
          </table:table-cell>
          <table:table-cell office:value-type="float" office:value="8737243" table:style-name="ce12">
            <text:p>8,737,243<text:s/></text:p>
          </table:table-cell>
          <table:table-cell office:value-type="float" office:value="13791.432000000001" table:style-name="ce12">
            <text:p>13,791<text:s/></text:p>
          </table:table-cell>
          <table:table-cell office:value-type="float" office:value="897" table:style-name="ce12">
            <text:p>897<text:s/></text:p>
          </table:table-cell>
          <table:table-cell office:value-type="float" office:value="3.726" table:style-name="ce12">
            <text:p>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421729" table:formula="of:=  IF(SUM([.E26];['國家別製品別水產貿易量值2(續)'.G26])=0;&quot;-&quot;;SUM([.E26];['國家別製品別水產貿易量值2(續)'.G26]))" table:style-name="ce14">
            <text:p>7,421,729<text:s/></text:p>
          </table:table-cell>
          <table:table-cell office:value-type="float" office:value="12445.906000000001" table:formula="of:=  IF(SUM([.F26];['國家別製品別水產貿易量值2(續)'.H26])=0;&quot;-&quot;;SUM([.F26];['國家別製品別水產貿易量值2(續)'.H26]))" table:style-name="ce14">
            <text:p>12,446<text:s/></text:p>
          </table:table-cell>
          <table:table-cell office:value-type="float" office:value="5853033" table:formula="of:=  IF(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=0;&quot;-&quot;;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)" table:style-name="ce14">
            <text:p>5,853,033<text:s/></text:p>
          </table:table-cell>
          <table:table-cell office:value-type="float" office:value="10055.621000000001" table:formula="of:=  IF(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=0;&quot;-&quot;;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)" table:style-name="ce14">
            <text:p>10,056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28.1" table:style-name="ce12">
            <text:p>28<text:s/></text:p>
          </table:table-cell>
          <table:table-cell office:value-type="float" office:value="1061" table:style-name="ce12">
            <text:p>1,061<text:s/></text:p>
          </table:table-cell>
          <table:table-cell office:value-type="float" office:value="14.805" table:style-name="ce12">
            <text:p>15<text:s/></text:p>
          </table:table-cell>
          <table:table-cell office:value-type="float" office:value="5354529" table:style-name="ce12">
            <text:p>5,354,529<text:s/></text:p>
          </table:table-cell>
          <table:table-cell office:value-type="float" office:value="7024.3829999999998" table:style-name="ce12">
            <text:p>7,024<text:s/></text:p>
          </table:table-cell>
          <table:table-cell office:value-type="float" office:value="31412" table:style-name="ce12">
            <text:p>31,412<text:s/></text:p>
          </table:table-cell>
          <table:table-cell office:value-type="float" office:value="294.42700000000002" table:style-name="ce12">
            <text:p>29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float" office:value="4644001" table:formula="of:=  IF(SUM([.E27];['國家別製品別水產貿易量值2(續)'.G27])=0;&quot;-&quot;;SUM([.E27];['國家別製品別水產貿易量值2(續)'.G27]))" table:style-name="ce14">
            <text:p>4,644,001<text:s/></text:p>
          </table:table-cell>
          <table:table-cell office:value-type="float" office:value="11500.57" table:formula="of:=  IF(SUM([.F27];['國家別製品別水產貿易量值2(續)'.H27])=0;&quot;-&quot;;SUM([.F27];['國家別製品別水產貿易量值2(續)'.H27]))" table:style-name="ce14">
            <text:p>11,501<text:s/></text:p>
          </table:table-cell>
          <table:table-cell office:value-type="float" office:value="4613368" table:formula="of:=  IF(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=0;&quot;-&quot;;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)" table:style-name="ce14">
            <text:p>4,613,368<text:s/></text:p>
          </table:table-cell>
          <table:table-cell office:value-type="float" office:value="11419.601000000001" table:formula="of:=  IF(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=0;&quot;-&quot;;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)" table:style-name="ce14">
            <text:p>11,420<text:s/></text:p>
          </table:table-cell>
          <table:table-cell office:value-type="float" office:value="39" table:style-name="ce12">
            <text:p>39<text:s/></text:p>
          </table:table-cell>
          <table:table-cell office:value-type="float" office:value="20.925999999999998" table:style-name="ce12">
            <text:p>21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0.68400000000000005" table:style-name="ce12">
            <text:p>1<text:s/></text:p>
          </table:table-cell>
          <table:table-cell office:value-type="float" office:value="4606815" table:style-name="ce12">
            <text:p>4,606,815<text:s/></text:p>
          </table:table-cell>
          <table:table-cell office:value-type="float" office:value="11298.482" table:style-name="ce12">
            <text:p>11,298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0.31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float" office:value="5374514" table:formula="of:=  IF(SUM([.E28];['國家別製品別水產貿易量值2(續)'.G28])=0;&quot;-&quot;;SUM([.E28];['國家別製品別水產貿易量值2(續)'.G28]))" table:style-name="ce14">
            <text:p>5,374,514<text:s/></text:p>
          </table:table-cell>
          <table:table-cell office:value-type="float" office:value="9772.0159999999996" table:formula="of:=  IF(SUM([.F28];['國家別製品別水產貿易量值2(續)'.H28])=0;&quot;-&quot;;SUM([.F28];['國家別製品別水產貿易量值2(續)'.H28]))" table:style-name="ce14">
            <text:p>9,772<text:s/></text:p>
          </table:table-cell>
          <table:table-cell office:value-type="float" office:value="5374514" table:formula="of:=  IF(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=0;&quot;-&quot;;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)" table:style-name="ce14">
            <text:p>5,374,514<text:s/></text:p>
          </table:table-cell>
          <table:table-cell office:value-type="float" office:value="9772.0159999999996" table:formula="of:=  IF(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=0;&quot;-&quot;;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)" table:style-name="ce14">
            <text:p>9,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0.26" table:style-name="ce12">
            <text:p>0<text:s/></text:p>
          </table:table-cell>
          <table:table-cell office:value-type="float" office:value="5373211" table:style-name="ce12">
            <text:p>5,373,211<text:s/></text:p>
          </table:table-cell>
          <table:table-cell office:value-type="float" office:value="9754.8970000000008" table:style-name="ce12">
            <text:p>9,755<text:s/></text:p>
          </table:table-cell>
          <table:table-cell office:value-type="float" office:value="303" table:style-name="ce12">
            <text:p>303<text:s/></text:p>
          </table:table-cell>
          <table:table-cell office:value-type="float" office:value="6.3259999999999996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float" office:value="4139036" table:formula="of:=  IF(SUM([.E29];['國家別製品別水產貿易量值2(續)'.G29])=0;&quot;-&quot;;SUM([.E29];['國家別製品別水產貿易量值2(續)'.G29]))" table:style-name="ce14">
            <text:p>4,139,036<text:s/></text:p>
          </table:table-cell>
          <table:table-cell office:value-type="float" office:value="8637.3960000000006" table:formula="of:=  IF(SUM([.F29];['國家別製品別水產貿易量值2(續)'.H29])=0;&quot;-&quot;;SUM([.F29];['國家別製品別水產貿易量值2(續)'.H29]))" table:style-name="ce14">
            <text:p>8,637<text:s/></text:p>
          </table:table-cell>
          <table:table-cell office:value-type="float" office:value="4139002" table:formula="of:=  IF(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=0;&quot;-&quot;;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)" table:style-name="ce14">
            <text:p>4,139,002<text:s/></text:p>
          </table:table-cell>
          <table:table-cell office:value-type="float" office:value="8091.973" table:formula="of:=  IF(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=0;&quot;-&quot;;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)" table:style-name="ce14">
            <text:p>8,09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36213" table:style-name="ce12">
            <text:p>4,136,213<text:s/></text:p>
          </table:table-cell>
          <table:table-cell office:value-type="float" office:value="8084.7730000000001" table:style-name="ce12">
            <text:p>8,085<text:s/></text:p>
          </table:table-cell>
          <table:table-cell office:value-type="float" office:value="29" table:style-name="ce12">
            <text:p>29<text:s/></text:p>
          </table:table-cell>
          <table:table-cell office:value-type="float" office:value="0.4560000000000000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55231994" table:formula="of:=  IF(SUM([.E30];['國家別製品別水產貿易量值2(續)'.G30])=0;&quot;-&quot;;SUM([.E30];['國家別製品別水產貿易量值2(續)'.G30]))" table:style-name="ce24">
            <text:p>55,231,994<text:s/></text:p>
          </table:table-cell>
          <table:table-cell office:value-type="float" office:value="95823.561999999991" table:formula="of:=  IF(SUM([.F30];['國家別製品別水產貿易量值2(續)'.H30])=0;&quot;-&quot;;SUM([.F30];['國家別製品別水產貿易量值2(續)'.H30]))" table:style-name="ce24">
            <text:p>95,824<text:s/></text:p>
          </table:table-cell>
          <table:table-cell office:value-type="float" office:value="54785116" table:formula="of:=  IF(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=0;&quot;-&quot;;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)" table:style-name="ce24">
            <text:p>54,785,116<text:s/></text:p>
          </table:table-cell>
          <table:table-cell office:value-type="float" office:value="92110.620999999985" table:formula="of:=  IF(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=0;&quot;-&quot;;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)" table:style-name="ce24">
            <text:p>92,111<text:s/></text:p>
          </table:table-cell>
          <table:table-cell office:value-type="float" office:value="8382" table:style-name="ce13">
            <text:p>8,382<text:s/></text:p>
          </table:table-cell>
          <table:table-cell office:value-type="float" office:value="1487.8969999999999" table:style-name="ce13">
            <text:p>1,488<text:s/></text:p>
          </table:table-cell>
          <table:table-cell office:value-type="float" office:value="988428" table:style-name="ce13">
            <text:p>988,428<text:s/></text:p>
          </table:table-cell>
          <table:table-cell office:value-type="float" office:value="8413.7960000000003" table:style-name="ce13">
            <text:p>8,414<text:s/></text:p>
          </table:table-cell>
          <table:table-cell office:value-type="float" office:value="53240691" table:style-name="ce13">
            <text:p>53,240,691<text:s/></text:p>
          </table:table-cell>
          <table:table-cell office:value-type="float" office:value="76614.407999999996" table:style-name="ce13">
            <text:p>76,614<text:s/></text:p>
          </table:table-cell>
          <table:table-cell office:value-type="float" office:value="4159" table:style-name="ce13">
            <text:p>4,159<text:s/></text:p>
          </table:table-cell>
          <table:table-cell office:value-type="float" office:value="51.354999999999997" table:style-name="ce13">
            <text:p>51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1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2)出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29">
            <text:p>8‧THE TRADE OF FISHERY PRODUCTS (2)EX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number-columns-spanned="3" table:number-rows-spanned="1" table:style-name="ce31">
            <text:p>(2.2)國家別製品別貿易量值(續)</text:p>
          </table:table-cell>
          <table:covered-table-cell table:number-columns-repeated="2"/>
          <table:table-cell table:number-columns-repeated="5" table:style-name="ce27"/>
          <table:table-cell office:value-type="string" table:style-name="ce28">
            <text:p>(2.2)By country and by product(Continued)</text:p>
          </table:table-cell>
          <table:table-cell table:number-columns-repeated="16374" table:style-name="ce27"/>
        </table:table-row>
        <table:table-row table:style-name="ro2">
          <table:table-cell table:number-columns-repeated="4" table:style-name="ce27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27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27"/>
        </table:table-row>
        <table:table-row table:style-name="ro2">
          <table:table-cell table:number-columns-repeated="2" table:style-name="ce27"/>
          <table:table-cell table:number-columns-spanned="2" table:number-rows-spanned="1" table:style-name="ce31"/>
          <table:covered-table-cell/>
          <table:table-cell table:style-name="ce27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7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27"/>
        </table:table-row>
        <table:table-row table:style-name="ro3">
          <table:table-cell office:value-type="string" table:number-columns-spanned="2" table:number-rows-spanned="1" table:style-name="ce53">
            <text:p>製品別</text:p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鹹或浸鹹</text:p>
          </table:table-cell>
          <table:covered-table-cell/>
          <table:table-cell office:value-type="string" table:number-columns-spanned="2" table:number-rows-spanned="1" table:style-name="ce34">
            <text:p>燻製品</text:p>
          </table:table-cell>
          <table:covered-table-cell/>
          <table:table-cell office:value-type="string" table:number-columns-spanned="2" table:number-rows-spanned="1" table:style-name="ce34">
            <text:p>調製或保藏</text:p>
          </table:table-cell>
          <table:covered-table-cell/>
          <table:table-cell office:value-type="string" table:number-columns-spanned="2" table:number-rows-spanned="1" table:style-name="ce34">
            <text:p>罐頭</text:p>
          </table:table-cell>
          <table:covered-table-cell/>
          <table:table-cell office:value-type="string" table:number-columns-spanned="2" table:number-rows-spanned="1" table:style-name="ce34">
            <text:p>菜膠</text:p>
          </table:table-cell>
          <table:covered-table-cell/>
          <table:table-cell office:value-type="string" table:number-columns-spanned="2" table:number-rows-spanned="1" table:style-name="ce34">
            <text:p>抽出物及汁液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Product</text:p>
          </table:table-cell>
          <table:covered-table-cell/>
          <table:table-cell office:value-type="string" table:number-columns-spanned="2" table:number-rows-spanned="1" table:style-name="ce49">
            <text:p>SALTED OR IN BRINE</text:p>
          </table:table-cell>
          <table:covered-table-cell/>
          <table:table-cell office:value-type="string" table:number-columns-spanned="2" table:number-rows-spanned="1" table:style-name="ce49">
            <text:p>SMOKED</text:p>
          </table:table-cell>
          <table:covered-table-cell/>
          <table:table-cell office:value-type="string" table:number-columns-spanned="2" table:number-rows-spanned="1" table:style-name="ce49">
            <text:p>PREPARED,PRESERVED</text:p>
          </table:table-cell>
          <table:covered-table-cell/>
          <table:table-cell office:value-type="string" table:number-columns-spanned="2" table:number-rows-spanned="1" table:style-name="ce49">
            <text:p>CANNED</text:p>
          </table:table-cell>
          <table:covered-table-cell/>
          <table:table-cell office:value-type="string" table:number-columns-spanned="2" table:number-rows-spanned="1" table:style-name="ce49">
            <text:p>GEL</text:p>
          </table:table-cell>
          <table:covered-table-cell/>
          <table:table-cell office:value-type="string" table:number-columns-spanned="2" table:number-rows-spanned="1" table:style-name="ce49">
            <text:p>EXTRACTS AND JUIC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77277" table:formula="of:=  IF(SUM([.C10:.C30])=0;&quot;-&quot;;SUM([.C10:.C30]))" table:style-name="ce12">
            <text:p>277,277<text:s/></text:p>
          </table:table-cell>
          <table:table-cell office:value-type="float" office:value="7760.902000000001" table:formula="of:=  IF(SUM([.D10:.D30])=0;&quot;-&quot;;SUM([.D10:.D30]))" table:style-name="ce12">
            <text:p>7,761<text:s/></text:p>
          </table:table-cell>
          <table:table-cell office:value-type="float" office:value="85251" table:formula="of:=  IF(SUM([.E10:.E30])=0;&quot;-&quot;;SUM([.E10:.E30]))" table:style-name="ce12">
            <text:p>85,251<text:s/></text:p>
          </table:table-cell>
          <table:table-cell office:value-type="float" office:value="1533.5700000000002" table:formula="of:=  IF(SUM([.F10:.F30])=0;&quot;-&quot;;SUM([.F10:.F30]))" table:style-name="ce12">
            <text:p>1,534<text:s/></text:p>
          </table:table-cell>
          <table:table-cell office:value-type="float" office:value="8891697" table:formula="of:=  IF(SUM([.G10:.G30])=0;&quot;-&quot;;SUM([.G10:.G30]))" table:style-name="ce12">
            <text:p>8,891,697<text:s/></text:p>
          </table:table-cell>
          <table:table-cell office:value-type="float" office:value="65464.077999999994" table:formula="of:=  IF(SUM([.H10:.H30])=0;&quot;-&quot;;SUM([.H10:.H30]))" table:style-name="ce12">
            <text:p>65,464<text:s/></text:p>
          </table:table-cell>
          <table:table-cell office:value-type="float" office:value="1114566" table:formula="of:=  IF(SUM([.I10:.I30])=0;&quot;-&quot;;SUM([.I10:.I30]))" table:style-name="ce12">
            <text:p>1,114,566<text:s/></text:p>
          </table:table-cell>
          <table:table-cell office:value-type="float" office:value="14736.784000000003" table:formula="of:=  IF(SUM([.J10:.J30])=0;&quot;-&quot;;SUM([.J10:.J30]))" table:style-name="ce12">
            <text:p>14,737<text:s/></text:p>
          </table:table-cell>
          <table:table-cell office:value-type="float" office:value="498126" table:formula="of:=  IF(SUM([.K10:.K30])=0;&quot;-&quot;;SUM([.K10:.K30]))" table:style-name="ce12">
            <text:p>498,126<text:s/></text:p>
          </table:table-cell>
          <table:table-cell office:value-type="float" office:value="1079.1880000000001" table:formula="of:=  IF(SUM([.L10:.L30])=0;&quot;-&quot;;SUM([.L10:.L30]))" table:style-name="ce12">
            <text:p>1,079<text:s/></text:p>
          </table:table-cell>
          <table:table-cell office:value-type="float" office:value="188528" table:formula="of:=  IF(SUM([.M10:.M30])=0;&quot;-&quot;;SUM([.M10:.M30]))" table:style-name="ce12">
            <text:p>188,528<text:s/></text:p>
          </table:table-cell>
          <table:table-cell office:value-type="float" office:value="2090.6080000000002" table:formula="of:=  IF(SUM([.N10:.N30])=0;&quot;-&quot;;SUM([.N10:.N30]))" table:style-name="ce12">
            <text:p>2,09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72614" table:style-name="ce12">
            <text:p>172,614<text:s/></text:p>
          </table:table-cell>
          <table:table-cell office:value-type="float" office:value="6141.6689999999999" table:style-name="ce12">
            <text:p>6,142<text:s/></text:p>
          </table:table-cell>
          <table:table-cell office:value-type="float" office:value="51990" table:style-name="ce12">
            <text:p>51,990<text:s/></text:p>
          </table:table-cell>
          <table:table-cell office:value-type="float" office:value="1012.773" table:style-name="ce12">
            <text:p>1,013<text:s/></text:p>
          </table:table-cell>
          <table:table-cell office:value-type="float" office:value="410582" table:style-name="ce12">
            <text:p>410,582<text:s/></text:p>
          </table:table-cell>
          <table:table-cell office:value-type="float" office:value="8652.4120000000003" table:style-name="ce12">
            <text:p>8,6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56" table:style-name="ce12">
            <text:p>3,456<text:s/></text:p>
          </table:table-cell>
          <table:table-cell office:value-type="float" office:value="6.0620000000000003" table:style-name="ce12">
            <text:p>6<text:s/></text:p>
          </table:table-cell>
          <table:table-cell office:value-type="float" office:value="100" table:style-name="ce12">
            <text:p>100<text:s/></text:p>
          </table:table-cell>
          <table:table-cell office:value-type="float" office:value="2.778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0" table:style-name="ce12">
            <text:p>1,460<text:s/></text:p>
          </table:table-cell>
          <table:table-cell office:value-type="float" office:value="19.672999999999998" table:style-name="ce12">
            <text:p>20<text:s/></text:p>
          </table:table-cell>
          <table:table-cell office:value-type="float" office:value="43110" table:style-name="ce12">
            <text:p>43,110<text:s/></text:p>
          </table:table-cell>
          <table:table-cell office:value-type="float" office:value="334.54700000000003" table:style-name="ce12">
            <text:p>335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0.319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5225" table:style-name="ce12">
            <text:p>5,225<text:s/></text:p>
          </table:table-cell>
          <table:table-cell office:value-type="float" office:value="64.822999999999993" table:style-name="ce12">
            <text:p>65<text:s/></text:p>
          </table:table-cell>
          <table:table-cell office:value-type="float" office:value="199" table:style-name="ce12">
            <text:p>199<text:s/></text:p>
          </table:table-cell>
          <table:table-cell office:value-type="float" office:value="2.516" table:style-name="ce12">
            <text:p>3<text:s/></text:p>
          </table:table-cell>
          <table:table-cell office:value-type="float" office:value="1138864" table:style-name="ce12">
            <text:p>1,138,864<text:s/></text:p>
          </table:table-cell>
          <table:table-cell office:value-type="float" office:value="7058.3519999999999" table:style-name="ce12">
            <text:p>7,058<text:s/></text:p>
          </table:table-cell>
          <table:table-cell office:value-type="float" office:value="238258" table:style-name="ce12">
            <text:p>238,258<text:s/></text:p>
          </table:table-cell>
          <table:table-cell office:value-type="float" office:value="1577.3879999999999" table:style-name="ce12">
            <text:p>1,577<text:s/></text:p>
          </table:table-cell>
          <table:table-cell office:value-type="float" office:value="1400" table:style-name="ce12">
            <text:p>1,400<text:s/></text:p>
          </table:table-cell>
          <table:table-cell office:value-type="float" office:value="24.54" table:style-name="ce12">
            <text:p>25<text:s/></text:p>
          </table:table-cell>
          <table:table-cell office:value-type="float" office:value="129721" table:style-name="ce12">
            <text:p>129,721<text:s/></text:p>
          </table:table-cell>
          <table:table-cell office:value-type="float" office:value="1477.5309999999999" table:style-name="ce12">
            <text:p>1,47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68734" table:style-name="ce12">
            <text:p>68,734<text:s/></text:p>
          </table:table-cell>
          <table:table-cell office:value-type="float" office:value="1160.8679999999999" table:style-name="ce12">
            <text:p>1,1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6941" table:style-name="ce12">
            <text:p>1,826,941<text:s/></text:p>
          </table:table-cell>
          <table:table-cell office:value-type="float" office:value="14624.594999999999" table:style-name="ce12">
            <text:p>14,625<text:s/></text:p>
          </table:table-cell>
          <table:table-cell office:value-type="float" office:value="146098" table:style-name="ce12">
            <text:p>146,098<text:s/></text:p>
          </table:table-cell>
          <table:table-cell office:value-type="float" office:value="1052.4939999999999" table:style-name="ce12">
            <text:p>1,052<text:s/></text:p>
          </table:table-cell>
          <table:table-cell office:value-type="float" office:value="8352" table:style-name="ce12">
            <text:p>8,352<text:s/></text:p>
          </table:table-cell>
          <table:table-cell office:value-type="float" office:value="24.044" table:style-name="ce12">
            <text:p>24<text:s/></text:p>
          </table:table-cell>
          <table:table-cell office:value-type="float" office:value="23193" table:style-name="ce12">
            <text:p>23,193<text:s/></text:p>
          </table:table-cell>
          <table:table-cell office:value-type="float" office:value="225.863" table:style-name="ce12">
            <text:p>22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7118" table:style-name="ce12">
            <text:p>17,118<text:s/></text:p>
          </table:table-cell>
          <table:table-cell office:value-type="float" office:value="263.91699999999997" table:style-name="ce12">
            <text:p>264<text:s/></text:p>
          </table:table-cell>
          <table:table-cell office:value-type="float" office:value="42" table:style-name="ce12">
            <text:p>42<text:s/></text:p>
          </table:table-cell>
          <table:table-cell office:value-type="float" office:value="3.294" table:style-name="ce12">
            <text:p>3<text:s/></text:p>
          </table:table-cell>
          <table:table-cell office:value-type="float" office:value="3043998" table:style-name="ce12">
            <text:p>3,043,998<text:s/></text:p>
          </table:table-cell>
          <table:table-cell office:value-type="float" office:value="15755.472" table:style-name="ce12">
            <text:p>15,755<text:s/></text:p>
          </table:table-cell>
          <table:table-cell office:value-type="float" office:value="404063" table:style-name="ce12">
            <text:p>404,063<text:s/></text:p>
          </table:table-cell>
          <table:table-cell office:value-type="float" office:value="8072.433" table:style-name="ce12">
            <text:p>8,072<text:s/></text:p>
          </table:table-cell>
          <table:table-cell office:value-type="float" office:value="991" table:style-name="ce12">
            <text:p>991<text:s/></text:p>
          </table:table-cell>
          <table:table-cell office:value-type="float" office:value="7.1740000000000004" table:style-name="ce12">
            <text:p>7<text:s/></text:p>
          </table:table-cell>
          <table:table-cell office:value-type="float" office:value="10249" table:style-name="ce12">
            <text:p>10,249<text:s/></text:p>
          </table:table-cell>
          <table:table-cell office:value-type="float" office:value="169.11199999999999" table:style-name="ce12">
            <text:p>16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60" table:style-name="ce12">
            <text:p>1,860<text:s/></text:p>
          </table:table-cell>
          <table:table-cell office:value-type="float" office:value="66.489000000000004" table:style-name="ce12">
            <text:p>66<text:s/></text:p>
          </table:table-cell>
          <table:table-cell office:value-type="float" office:value="121458" table:style-name="ce12">
            <text:p>121,458<text:s/></text:p>
          </table:table-cell>
          <table:table-cell office:value-type="float" office:value="1508.174" table:style-name="ce12">
            <text:p>1,508<text:s/></text:p>
          </table:table-cell>
          <table:table-cell office:value-type="float" office:value="384" table:style-name="ce12">
            <text:p>384<text:s/></text:p>
          </table:table-cell>
          <table:table-cell office:value-type="float" office:value="1.6879999999999999" table:style-name="ce12">
            <text:p>2<text:s/></text:p>
          </table:table-cell>
          <table:table-cell office:value-type="float" office:value="320" table:style-name="ce12">
            <text:p>320<text:s/></text:p>
          </table:table-cell>
          <table:table-cell office:value-type="float" office:value="0.526000000000000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1" table:style-name="ce12">
            <text:p>631<text:s/></text:p>
          </table:table-cell>
          <table:table-cell office:value-type="float" office:value="6.907" table:style-name="ce12">
            <text:p>7<text:s/></text:p>
          </table:table-cell>
          <table:table-cell office:value-type="float" office:value="976" table:style-name="ce12">
            <text:p>976<text:s/></text:p>
          </table:table-cell>
          <table:table-cell office:value-type="float" office:value="7.6459999999999999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761" table:style-name="ce12">
            <text:p>761<text:s/></text:p>
          </table:table-cell>
          <table:table-cell office:value-type="float" office:value="7.16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7681" table:style-name="ce12">
            <text:p>437,681<text:s/></text:p>
          </table:table-cell>
          <table:table-cell office:value-type="float" office:value="3343.2150000000001" table:style-name="ce12">
            <text:p>3,343<text:s/></text:p>
          </table:table-cell>
          <table:table-cell office:value-type="float" office:value="6396" table:style-name="ce12">
            <text:p>6,396<text:s/></text:p>
          </table:table-cell>
          <table:table-cell office:value-type="float" office:value="46.945999999999998" table:style-name="ce12">
            <text:p>47<text:s/></text:p>
          </table:table-cell>
          <table:table-cell office:value-type="float" office:value="9253" table:style-name="ce12">
            <text:p>9,253<text:s/></text:p>
          </table:table-cell>
          <table:table-cell office:value-type="float" office:value="12.757999999999999" table:style-name="ce12">
            <text:p>13<text:s/></text:p>
          </table:table-cell>
          <table:table-cell office:value-type="float" office:value="259" table:style-name="ce12">
            <text:p>259<text:s/></text:p>
          </table:table-cell>
          <table:table-cell office:value-type="float" office:value="3.3719999999999999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" table:style-name="ce12">
            <text:p>2<text:s/></text:p>
          </table:table-cell>
          <table:table-cell office:value-type="float" office:value="4.1000000000000002E-2" table:style-name="ce12">
            <text:p>0<text:s/></text:p>
          </table:table-cell>
          <table:table-cell office:value-type="float" office:value="1" table:style-name="ce12">
            <text:p>1<text:s/></text:p>
          </table:table-cell>
          <table:table-cell office:value-type="float" office:value="5.0999999999999997E-2" table:style-name="ce12">
            <text:p>0<text:s/></text:p>
          </table:table-cell>
          <table:table-cell office:value-type="float" office:value="23481" table:style-name="ce12">
            <text:p>23,481<text:s/></text:p>
          </table:table-cell>
          <table:table-cell office:value-type="float" office:value="363.16199999999998" table:style-name="ce12">
            <text:p>363<text:s/></text:p>
          </table:table-cell>
          <table:table-cell office:value-type="float" office:value="2402" table:style-name="ce12">
            <text:p>2,402<text:s/></text:p>
          </table:table-cell>
          <table:table-cell office:value-type="float" office:value="11.888" table:style-name="ce12">
            <text:p>12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9.9000000000000005E-2" table:style-name="ce12">
            <text:p>0<text:s/></text:p>
          </table:table-cell>
          <table:table-cell office:value-type="float" office:value="14" table:style-name="ce12">
            <text:p>14<text:s/></text:p>
          </table:table-cell>
          <table:table-cell office:value-type="float" office:value="0.19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5900" table:style-name="ce12">
            <text:p>445,900<text:s/></text:p>
          </table:table-cell>
          <table:table-cell office:value-type="float" office:value="2176.9720000000002" table:style-name="ce12">
            <text:p>2,177<text:s/></text:p>
          </table:table-cell>
          <table:table-cell office:value-type="float" office:value="619" table:style-name="ce12">
            <text:p>619<text:s/></text:p>
          </table:table-cell>
          <table:table-cell office:value-type="float" office:value="3.8690000000000002" table:style-name="ce12">
            <text:p>4<text:s/></text:p>
          </table:table-cell>
          <table:table-cell office:value-type="float" office:value="105649" table:style-name="ce12">
            <text:p>105,649<text:s/></text:p>
          </table:table-cell>
          <table:table-cell office:value-type="float" office:value="229.66900000000001" table:style-name="ce12">
            <text:p>230<text:s/></text:p>
          </table:table-cell>
          <table:table-cell office:value-type="float" office:value="3188" table:style-name="ce12">
            <text:p>3,188<text:s/></text:p>
          </table:table-cell>
          <table:table-cell office:value-type="float" office:value="17.521000000000001" table:style-name="ce12">
            <text:p>1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324" table:style-name="ce12">
            <text:p>3,324<text:s/></text:p>
          </table:table-cell>
          <table:table-cell office:value-type="float" office:value="52.75" table:style-name="ce12">
            <text:p>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8025" table:style-name="ce12">
            <text:p>138,025<text:s/></text:p>
          </table:table-cell>
          <table:table-cell office:value-type="float" office:value="1223.702" table:style-name="ce12">
            <text:p>1,224<text:s/></text:p>
          </table:table-cell>
          <table:table-cell office:value-type="float" office:value="48424" table:style-name="ce12">
            <text:p>48,424<text:s/></text:p>
          </table:table-cell>
          <table:table-cell office:value-type="float" office:value="377.661" table:style-name="ce12">
            <text:p>378<text:s/></text:p>
          </table:table-cell>
          <table:table-cell office:value-type="float" office:value="74992" table:style-name="ce12">
            <text:p>74,992<text:s/></text:p>
          </table:table-cell>
          <table:table-cell office:value-type="float" office:value="155.607" table:style-name="ce12">
            <text:p>156<text:s/></text:p>
          </table:table-cell>
          <table:table-cell office:value-type="float" office:value="830" table:style-name="ce12">
            <text:p>830<text:s/></text:p>
          </table:table-cell>
          <table:table-cell office:value-type="float" office:value="8.2959999999999994" table:style-name="ce12">
            <text:p>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float" office:value="1136" table:style-name="ce12">
            <text:p>1,136<text:s/></text:p>
          </table:table-cell>
          <table:table-cell office:value-type="float" office:value="9.4819999999999993" table:style-name="ce12">
            <text:p>9<text:s/></text:p>
          </table:table-cell>
          <table:table-cell office:value-type="float" office:value="29034" table:style-name="ce12">
            <text:p>29,034<text:s/></text:p>
          </table:table-cell>
          <table:table-cell office:value-type="float" office:value="421.72800000000001" table:style-name="ce12">
            <text:p>422<text:s/></text:p>
          </table:table-cell>
          <table:table-cell office:value-type="float" office:value="639556" table:style-name="ce12">
            <text:p>639,556<text:s/></text:p>
          </table:table-cell>
          <table:table-cell office:value-type="float" office:value="3628.6660000000002" table:style-name="ce12">
            <text:p>3,629<text:s/></text:p>
          </table:table-cell>
          <table:table-cell office:value-type="float" office:value="239229" table:style-name="ce12">
            <text:p>239,229<text:s/></text:p>
          </table:table-cell>
          <table:table-cell office:value-type="float" office:value="3055.433" table:style-name="ce12">
            <text:p>3,055<text:s/></text:p>
          </table:table-cell>
          <table:table-cell office:value-type="float" office:value="12839" table:style-name="ce12">
            <text:p>12,839<text:s/></text:p>
          </table:table-cell>
          <table:table-cell office:value-type="float" office:value="52.915999999999997" table:style-name="ce12">
            <text:p>53<text:s/></text:p>
          </table:table-cell>
          <table:table-cell office:value-type="float" office:value="19141" table:style-name="ce12">
            <text:p>19,141<text:s/></text:p>
          </table:table-cell>
          <table:table-cell office:value-type="float" office:value="171.03100000000001" table:style-name="ce12">
            <text:p>17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" table:style-name="ce12">
            <text:p>120<text:s/></text:p>
          </table:table-cell>
          <table:table-cell office:value-type="float" office:value="0.205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8" table:style-name="ce12">
            <text:p>118<text:s/></text:p>
          </table:table-cell>
          <table:table-cell office:value-type="float" office:value="0.397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7" table:style-name="ce12">
            <text:p>7<text:s/></text:p>
          </table:table-cell>
          <table:table-cell office:value-type="float" office:value="0.158" table:style-name="ce12">
            <text:p>0<text:s/></text:p>
          </table:table-cell>
          <table:table-cell office:value-type="float" office:value="72" table:style-name="ce12">
            <text:p>72<text:s/></text:p>
          </table:table-cell>
          <table:table-cell office:value-type="float" office:value="0.75800000000000001" table:style-name="ce12">
            <text:p>1<text:s/></text:p>
          </table:table-cell>
          <table:table-cell office:value-type="float" office:value="531" table:style-name="ce12">
            <text:p>531<text:s/></text:p>
          </table:table-cell>
          <table:table-cell office:value-type="float" office:value="5.0860000000000003" table:style-name="ce12">
            <text:p>5<text:s/></text:p>
          </table:table-cell>
          <table:table-cell office:value-type="float" office:value="706" table:style-name="ce12">
            <text:p>706<text:s/></text:p>
          </table:table-cell>
          <table:table-cell office:value-type="float" office:value="5.753000000000000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130" table:style-name="ce12">
            <text:p>7,130<text:s/></text:p>
          </table:table-cell>
          <table:table-cell office:value-type="float" office:value="32.390999999999998" table:style-name="ce12">
            <text:p>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5711" table:style-name="ce12">
            <text:p>185,711<text:s/></text:p>
          </table:table-cell>
          <table:table-cell office:value-type="float" office:value="1490.5930000000001" table:style-name="ce12">
            <text:p>1,491<text:s/></text:p>
          </table:table-cell>
          <table:table-cell office:value-type="float" office:value="12525" table:style-name="ce12">
            <text:p>12,525<text:s/></text:p>
          </table:table-cell>
          <table:table-cell office:value-type="float" office:value="390.06599999999997" table:style-name="ce12">
            <text:p>390<text:s/></text:p>
          </table:table-cell>
          <table:table-cell office:value-type="float" office:value="215114" table:style-name="ce12">
            <text:p>215,114<text:s/></text:p>
          </table:table-cell>
          <table:table-cell office:value-type="float" office:value="421.84199999999998" table:style-name="ce12">
            <text:p>4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90" table:style-name="ce12">
            <text:p>6,490<text:s/></text:p>
          </table:table-cell>
          <table:table-cell office:value-type="float" office:value="99.198999999999998" table:style-name="ce12">
            <text:p>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8" table:style-name="ce12">
            <text:p>398<text:s/></text:p>
          </table:table-cell>
          <table:table-cell office:value-type="float" office:value="7.0720000000000001" table:style-name="ce12">
            <text:p>7<text:s/></text:p>
          </table:table-cell>
          <table:table-cell office:value-type="float" office:value="414" table:style-name="ce12">
            <text:p>414<text:s/></text:p>
          </table:table-cell>
          <table:table-cell office:value-type="float" office:value="1.766" table:style-name="ce12">
            <text:p>2<text:s/></text:p>
          </table:table-cell>
          <table:table-cell office:value-type="float" office:value="123" table:style-name="ce12">
            <text:p>123<text:s/></text:p>
          </table:table-cell>
          <table:table-cell office:value-type="float" office:value="1.133" table:style-name="ce12">
            <text:p>1<text:s/></text:p>
          </table:table-cell>
          <table:table-cell office:value-type="float" office:value="55" table:style-name="ce12">
            <text:p>55<text:s/></text:p>
          </table:table-cell>
          <table:table-cell office:value-type="float" office:value="0.56200000000000006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3.6999999999999998E-2" table:style-name="ce12">
            <text:p>0<text:s/></text:p>
          </table:table-cell>
          <table:table-cell office:value-type="float" office:value="129" table:style-name="ce12">
            <text:p>129<text:s/></text:p>
          </table:table-cell>
          <table:table-cell office:value-type="float" office:value="0.623" table:style-name="ce12">
            <text:p>1<text:s/></text:p>
          </table:table-cell>
          <table:table-cell office:value-type="float" office:value="240" table:style-name="ce12">
            <text:p>240<text:s/></text:p>
          </table:table-cell>
          <table:table-cell office:value-type="float" office:value="1.3740000000000001" table:style-name="ce12">
            <text:p>1<text:s/></text:p>
          </table:table-cell>
          <table:table-cell office:value-type="float" office:value="2388" table:style-name="ce12">
            <text:p>2,388<text:s/></text:p>
          </table:table-cell>
          <table:table-cell office:value-type="float" office:value="4.7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226" table:style-name="ce13">
            <text:p>1,226<text:s/></text:p>
          </table:table-cell>
          <table:table-cell office:value-type="float" office:value="27.643000000000001" table:style-name="ce13">
            <text:p>28<text:s/></text:p>
          </table:table-cell>
          <table:table-cell office:value-type="float" office:value="590" table:style-name="ce13">
            <text:p>590<text:s/></text:p>
          </table:table-cell>
          <table:table-cell office:value-type="float" office:value="6.2510000000000003" table:style-name="ce13">
            <text:p>6<text:s/></text:p>
          </table:table-cell>
          <table:table-cell office:value-type="float" office:value="428093" table:style-name="ce13">
            <text:p>428,093<text:s/></text:p>
          </table:table-cell>
          <table:table-cell office:value-type="float" office:value="5184.9319999999998" table:style-name="ce13">
            <text:p>5,185<text:s/></text:p>
          </table:table-cell>
          <table:table-cell office:value-type="float" office:value="13572" table:style-name="ce13">
            <text:p>13,572<text:s/></text:p>
          </table:table-cell>
          <table:table-cell office:value-type="float" office:value="129.85400000000001" table:style-name="ce13">
            <text:p>130<text:s/></text:p>
          </table:table-cell>
          <table:table-cell office:value-type="float" office:value="63233" table:style-name="ce13">
            <text:p>63,233<text:s/></text:p>
          </table:table-cell>
          <table:table-cell office:value-type="float" office:value="138.108" table:style-name="ce13">
            <text:p>138<text:s/></text:p>
          </table:table-cell>
          <table:table-cell office:value-type="float" office:value="1778" table:style-name="ce13">
            <text:p>1,778<text:s/></text:p>
          </table:table-cell>
          <table:table-cell office:value-type="float" office:value="14.352" table:style-name="ce13">
            <text:p>14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2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2)出口</text:p>
          </table:table-cell>
          <table:covered-table-cell table:number-columns-repeated="2"/>
          <table:table-cell table:number-columns-repeated="4" table:style-name="ce26"/>
          <table:table-cell office:value-type="string" table:number-columns-spanned="6" table:number-rows-spanned="1" table:style-name="ce29">
            <text:p>8‧THE TRADE OF FISHERY PRODUCTS (2)EXPORT</text:p>
          </table:table-cell>
          <table:covered-table-cell table:number-columns-repeated="5"/>
          <table:table-cell table:number-columns-repeated="16371" table:style-name="ce26"/>
        </table:table-row>
        <table:table-row table:style-name="ro2">
          <table:table-cell table:style-name="ce26"/>
          <table:table-cell office:value-type="string" table:number-columns-spanned="3" table:number-rows-spanned="1" table:style-name="ce31">
            <text:p>(2.2)國家別製品別貿易量值(續)</text:p>
          </table:table-cell>
          <table:covered-table-cell table:number-columns-repeated="2"/>
          <table:table-cell table:number-columns-repeated="5" table:style-name="ce26"/>
          <table:table-cell office:value-type="string" table:style-name="ce28">
            <text:p>(2.2)By country and by product(Continued)</text:p>
          </table:table-cell>
          <table:table-cell table:number-columns-repeated="3" table:style-name="ce27"/>
          <table:table-cell table:number-columns-repeated="16371" table:style-name="ce26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1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3">
            <text:p>製品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油脂</text:p>
          </table:table-cell>
          <table:covered-table-cell/>
          <table:table-cell office:value-type="string" table:number-columns-spanned="2" table:number-rows-spanned="1" table:style-name="ce34">
            <text:p>其他食用品</text:p>
          </table:table-cell>
          <table:covered-table-cell/>
          <table:table-cell office:value-type="string" table:number-columns-spanned="2" table:number-rows-spanned="1" table:style-name="ce34">
            <text:p>非食用品合計</text:p>
          </table:table-cell>
          <table:covered-table-cell/>
          <table:table-cell office:value-type="string" table:number-columns-spanned="2" table:number-rows-spanned="1" table:style-name="ce34">
            <text:p>孵化用卵</text:p>
          </table:table-cell>
          <table:covered-table-cell/>
          <table:table-cell office:value-type="string" table:number-columns-spanned="2" table:number-rows-spanned="1" table:style-name="ce34">
            <text:p>種苗(含種蝦)</text:p>
          </table:table-cell>
          <table:covered-table-cell/>
          <table:table-cell office:value-type="string" table:number-columns-spanned="2" table:number-rows-spanned="1" table:style-name="ce34">
            <text:p>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Product</text:p>
          </table:table-cell>
          <table:covered-table-cell/>
          <table:table-cell office:value-type="string" table:number-columns-spanned="2" table:number-rows-spanned="1" table:style-name="ce49">
            <text:p>OIL</text:p>
          </table:table-cell>
          <table:covered-table-cell/>
          <table:table-cell office:value-type="string" table:number-columns-spanned="2" table:number-rows-spanned="1" table:style-name="ce49">
            <text:p>OTH. EDIBLE</text:p>
          </table:table-cell>
          <table:covered-table-cell/>
          <table:table-cell office:value-type="string" table:number-columns-spanned="2" table:number-rows-spanned="1" table:style-name="ce49">
            <text:p>TOTAL OF NONEDIBLE</text:p>
          </table:table-cell>
          <table:covered-table-cell/>
          <table:table-cell office:value-type="string" table:number-columns-spanned="2" table:number-rows-spanned="1" table:style-name="ce49">
            <text:p>SPAWN,FERTILE</text:p>
          </table:table-cell>
          <table:covered-table-cell/>
          <table:table-cell office:value-type="string" table:number-columns-spanned="2" table:number-rows-spanned="1" table:style-name="ce49">
            <text:p>FRY</text:p>
          </table:table-cell>
          <table:covered-table-cell/>
          <table:table-cell office:value-type="string" table:number-columns-spanned="2" table:number-rows-spanned="1" table:style-name="ce49">
            <text:p>LIV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25"/>
        </table:table-row>
        <table:table-row table:style-name="ro3">
          <table:table-cell office:value-type="string" table:number-columns-spanned="2" table:number-rows-spanned="1" table:style-name="ce5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688" table:formula="of:=  IF(SUM([.C10:.C30])=0;&quot;-&quot;;SUM([.C10:.C30]))" table:style-name="ce12">
            <text:p>17,688<text:s/></text:p>
          </table:table-cell>
          <table:table-cell office:value-type="float" office:value="360.70800000000003" table:formula="of:=  IF(SUM([.D10:.D30])=0;&quot;-&quot;;SUM([.D10:.D30]))" table:style-name="ce12">
            <text:p>361<text:s/></text:p>
          </table:table-cell>
          <table:table-cell office:value-type="float" office:value="665689" table:formula="of:=  IF(SUM([.E10:.E30])=0;&quot;-&quot;;SUM([.E10:.E30]))" table:style-name="ce12">
            <text:p>665,689<text:s/></text:p>
          </table:table-cell>
          <table:table-cell office:value-type="float" office:value="1310.914" table:formula="of:=  IF(SUM([.F10:.F30])=0;&quot;-&quot;;SUM([.F10:.F30]))" table:style-name="ce12">
            <text:p>1,311<text:s/></text:p>
          </table:table-cell>
          <table:table-cell office:value-type="float" office:value="7178907" table:formula="of:=  IF(SUM([.G10:.G30])=0;&quot;-&quot;;SUM([.G10:.G30]))" table:style-name="ce12">
            <text:p>7,178,907<text:s/></text:p>
          </table:table-cell>
          <table:table-cell office:value-type="float" office:value="37748.021000000001" table:formula="of:=  IF(SUM([.H10:.H30])=0;&quot;-&quot;;SUM([.H10:.H30]))" table:style-name="ce12">
            <text:p>37,748<text:s/></text:p>
          </table:table-cell>
          <table:table-cell office:value-type="float" office:value="544899" table:formula="of:=  IF(SUM([.I10:.I30])=0;&quot;-&quot;;SUM([.I10:.I30]))" table:style-name="ce12">
            <text:p>544,899<text:s/></text:p>
          </table:table-cell>
          <table:table-cell office:value-type="float" office:value="2094.2429999999999" table:formula="of:=  IF(SUM([.J10:.J30])=0;&quot;-&quot;;SUM([.J10:.J30]))" table:style-name="ce12">
            <text:p>2,094<text:s/></text:p>
          </table:table-cell>
          <table:table-cell office:value-type="float" office:value="360077" table:formula="of:=  IF(SUM([.K10:.K30])=0;&quot;-&quot;;SUM([.K10:.K30]))" table:style-name="ce12">
            <text:p>360,077<text:s/></text:p>
          </table:table-cell>
          <table:table-cell office:value-type="float" office:value="1628.817" table:formula="of:=  IF(SUM([.L10:.L30])=0;&quot;-&quot;;SUM([.L10:.L30]))" table:style-name="ce12">
            <text:p>1,629<text:s/></text:p>
          </table:table-cell>
          <table:table-cell office:value-type="float" office:value="100411" table:formula="of:=  IF(SUM([.M10:.M30])=0;&quot;-&quot;;SUM([.M10:.M30]))" table:style-name="ce12">
            <text:p>100,411<text:s/></text:p>
          </table:table-cell>
          <table:table-cell office:value-type="float" office:value="4610.3680000000004" table:formula="of:=  IF(SUM([.N10:.N30])=0;&quot;-&quot;;SUM([.N10:.N30]))" table:style-name="ce12">
            <text:p>4,61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4162" table:style-name="ce12">
            <text:p>4,162<text:s/></text:p>
          </table:table-cell>
          <table:table-cell office:value-type="float" office:value="198.333" table:style-name="ce12">
            <text:p>198<text:s/></text:p>
          </table:table-cell>
          <table:table-cell office:value-type="float" office:value="76581" table:style-name="ce12">
            <text:p>76,581<text:s/></text:p>
          </table:table-cell>
          <table:table-cell office:value-type="float" office:value="553.97199999999998" table:style-name="ce12">
            <text:p>554<text:s/></text:p>
          </table:table-cell>
          <table:table-cell office:value-type="float" office:value="509862" table:formula="of:=  IF(SUM([.I10];[.K10];[.M10];['國家別製品別水產貿易量值3(續完)'.C10];['國家別製品別水產貿易量值3(續完)'.E10];['國家別製品別水產貿易量值3(續完)'.G10])=0;&quot;-&quot;;SUM([.I10];[.K10];[.M10];['國家別製品別水產貿易量值3(續完)'.C10];['國家別製品別水產貿易量值3(續完)'.E10];['國家別製品別水產貿易量值3(續完)'.G10]))" table:style-name="ce12">
            <text:p>509,862<text:s/></text:p>
          </table:table-cell>
          <table:table-cell office:value-type="float" office:value="6149.3130000000001" table:formula="of:=  IF(SUM([.J10];[.L10];[.N10];['國家別製品別水產貿易量值3(續完)'.D10];['國家別製品別水產貿易量值3(續完)'.F10];['國家別製品別水產貿易量值3(續完)'.H10])=0;&quot;-&quot;;SUM([.J10];[.L10];[.N10];['國家別製品別水產貿易量值3(續完)'.D10];['國家別製品別水產貿易量值3(續完)'.F10];['國家別製品別水產貿易量值3(續完)'.H10]))" table:style-name="ce12">
            <text:p>6,1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7640" table:style-name="ce12">
            <text:p>67,640<text:s/></text:p>
          </table:table-cell>
          <table:table-cell office:value-type="float" office:value="82.242000000000004" table:style-name="ce12">
            <text:p>82<text:s/></text:p>
          </table:table-cell>
          <table:table-cell office:value-type="float" office:value="790" table:style-name="ce12">
            <text:p>790<text:s/></text:p>
          </table:table-cell>
          <table:table-cell office:value-type="float" office:value="64.668000000000006" table:style-name="ce12">
            <text:p>6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30" table:style-name="ce12">
            <text:p>3,530<text:s/></text:p>
          </table:table-cell>
          <table:table-cell office:value-type="float" office:value="2.855" table:style-name="ce12">
            <text:p>3<text:s/></text:p>
          </table:table-cell>
          <table:table-cell office:value-type="float" office:value="28835" table:formula="of:=  IF(SUM([.I11];[.K11];[.M11];['國家別製品別水產貿易量值3(續完)'.C11];['國家別製品別水產貿易量值3(續完)'.E11];['國家別製品別水產貿易量值3(續完)'.G11])=0;&quot;-&quot;;SUM([.I11];[.K11];[.M11];['國家別製品別水產貿易量值3(續完)'.C11];['國家別製品別水產貿易量值3(續完)'.E11];['國家別製品別水產貿易量值3(續完)'.G11]))" table:style-name="ce12">
            <text:p>28,835<text:s/></text:p>
          </table:table-cell>
          <table:table-cell office:value-type="float" office:value="269.85199999999998" table:formula="of:=  IF(SUM([.J11];[.L11];[.N11];['國家別製品別水產貿易量值3(續完)'.D11];['國家別製品別水產貿易量值3(續完)'.F11];['國家別製品別水產貿易量值3(續完)'.H11])=0;&quot;-&quot;;SUM([.J11];[.L11];[.N11];['國家別製品別水產貿易量值3(續完)'.D11];['國家別製品別水產貿易量值3(續完)'.F11];['國家別製品別水產貿易量值3(續完)'.H11]))" table:style-name="ce12">
            <text:p>2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8" table:style-name="ce12">
            <text:p>1,238<text:s/></text:p>
          </table:table-cell>
          <table:table-cell office:value-type="float" office:value="19.288" table:style-name="ce12">
            <text:p>19<text:s/></text:p>
          </table:table-cell>
          <table:table-cell office:value-type="float" office:value="3207" table:style-name="ce12">
            <text:p>3,207<text:s/></text:p>
          </table:table-cell>
          <table:table-cell office:value-type="float" office:value="113.994" table:style-name="ce12">
            <text:p>11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68" table:style-name="ce12">
            <text:p>168<text:s/></text:p>
          </table:table-cell>
          <table:table-cell office:value-type="float" office:value="2.4279999999999999" table:style-name="ce12">
            <text:p>2<text:s/></text:p>
          </table:table-cell>
          <table:table-cell office:value-type="float" office:value="408146" table:style-name="ce12">
            <text:p>408,146<text:s/></text:p>
          </table:table-cell>
          <table:table-cell office:value-type="float" office:value="97.869" table:style-name="ce12">
            <text:p>98<text:s/></text:p>
          </table:table-cell>
          <table:table-cell office:value-type="float" office:value="1228085" table:formula="of:=  IF(SUM([.I12];[.K12];[.M12];['國家別製品別水產貿易量值3(續完)'.C12];['國家別製品別水產貿易量值3(續完)'.E12];['國家別製品別水產貿易量值3(續完)'.G12])=0;&quot;-&quot;;SUM([.I12];[.K12];[.M12];['國家別製品別水產貿易量值3(續完)'.C12];['國家別製品別水產貿易量值3(續完)'.E12];['國家別製品別水產貿易量值3(續完)'.G12]))" table:style-name="ce12">
            <text:p>1,228,085<text:s/></text:p>
          </table:table-cell>
          <table:table-cell office:value-type="float" office:value="7960.206000000001" table:formula="of:=  IF(SUM([.J12];[.L12];[.N12];['國家別製品別水產貿易量值3(續完)'.D12];['國家別製品別水產貿易量值3(續完)'.F12];['國家別製品別水產貿易量值3(續完)'.H12])=0;&quot;-&quot;;SUM([.J12];[.L12];[.N12];['國家別製品別水產貿易量值3(續完)'.D12];['國家別製品別水產貿易量值3(續完)'.F12];['國家別製品別水產貿易量值3(續完)'.H12]))" table:style-name="ce12">
            <text:p>7,960<text:s/></text:p>
          </table:table-cell>
          <table:table-cell office:value-type="float" office:value="544730" table:style-name="ce12">
            <text:p>544,730<text:s/></text:p>
          </table:table-cell>
          <table:table-cell office:value-type="float" office:value="2084.5450000000001" table:style-name="ce12">
            <text:p>2,085<text:s/></text:p>
          </table:table-cell>
          <table:table-cell office:value-type="float" office:value="206324" table:style-name="ce12">
            <text:p>206,324<text:s/></text:p>
          </table:table-cell>
          <table:table-cell office:value-type="float" office:value="629.96699999999998" table:style-name="ce12">
            <text:p>630<text:s/></text:p>
          </table:table-cell>
          <table:table-cell office:value-type="float" office:value="48472" table:style-name="ce12">
            <text:p>48,472<text:s/></text:p>
          </table:table-cell>
          <table:table-cell office:value-type="float" office:value="1580.5909999999999" table:style-name="ce12">
            <text:p>1,58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2" table:style-name="ce12">
            <text:p>162<text:s/></text:p>
          </table:table-cell>
          <table:table-cell office:value-type="float" office:value="1.7010000000000001" table:style-name="ce12">
            <text:p>2<text:s/></text:p>
          </table:table-cell>
          <table:table-cell office:value-type="float" office:value="211997" table:formula="of:=  IF(SUM([.I13];[.K13];[.M13];['國家別製品別水產貿易量值3(續完)'.C13];['國家別製品別水產貿易量值3(續完)'.E13];['國家別製品別水產貿易量值3(續完)'.G13])=0;&quot;-&quot;;SUM([.I13];[.K13];[.M13];['國家別製品別水產貿易量值3(續完)'.C13];['國家別製品別水產貿易量值3(續完)'.E13];['國家別製品別水產貿易量值3(續完)'.G13]))" table:style-name="ce12">
            <text:p>211,997<text:s/></text:p>
          </table:table-cell>
          <table:table-cell office:value-type="float" office:value="2030.4290000000001" table:formula="of:=  IF(SUM([.J13];[.L13];[.N13];['國家別製品別水產貿易量值3(續完)'.D13];['國家別製品別水產貿易量值3(續完)'.F13];['國家別製品別水產貿易量值3(續完)'.H13])=0;&quot;-&quot;;SUM([.J13];[.L13];[.N13];['國家別製品別水產貿易量值3(續完)'.D13];['國家別製品別水產貿易量值3(續完)'.F13];['國家別製品別水產貿易量值3(續完)'.H13]))" table:style-name="ce12">
            <text:p>2,0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27" table:style-name="ce12">
            <text:p>6,427<text:s/></text:p>
          </table:table-cell>
          <table:table-cell office:value-type="float" office:value="45.776000000000003" table:style-name="ce12">
            <text:p>46<text:s/></text:p>
          </table:table-cell>
          <table:table-cell office:value-type="float" office:value="14639" table:style-name="ce12">
            <text:p>14,639<text:s/></text:p>
          </table:table-cell>
          <table:table-cell office:value-type="float" office:value="812.08799999999997" table:style-name="ce12">
            <text:p>81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5" table:formula="of:=  IF(SUM([.I14];[.K14];[.M14];['國家別製品別水產貿易量值3(續完)'.C14];['國家別製品別水產貿易量值3(續完)'.E14];['國家別製品別水產貿易量值3(續完)'.G14])=0;&quot;-&quot;;SUM([.I14];[.K14];[.M14];['國家別製品別水產貿易量值3(續完)'.C14];['國家別製品別水產貿易量值3(續完)'.E14];['國家別製品別水產貿易量值3(續完)'.G14]))" table:style-name="ce12">
            <text:p>6,185<text:s/></text:p>
          </table:table-cell>
          <table:table-cell office:value-type="float" office:value="24.402000000000001" table:formula="of:=  IF(SUM([.J14];[.L14];[.N14];['國家別製品別水產貿易量值3(續完)'.D14];['國家別製品別水產貿易量值3(續完)'.F14];['國家別製品別水產貿易量值3(續完)'.H14])=0;&quot;-&quot;;SUM([.J14];[.L14];[.N14];['國家別製品別水產貿易量值3(續完)'.D14];['國家別製品別水產貿易量值3(續完)'.F14];['國家別製品別水產貿易量值3(續完)'.H14]))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10" table:style-name="ce12">
            <text:p>10<text:s/></text:p>
          </table:table-cell>
          <table:table-cell office:value-type="float" office:value="0.64300000000000002" table:style-name="ce12">
            <text:p>1<text:s/></text:p>
          </table:table-cell>
          <table:table-cell office:value-type="float" office:value="68368" table:style-name="ce12">
            <text:p>68,368<text:s/></text:p>
          </table:table-cell>
          <table:table-cell office:value-type="float" office:value="61.137" table:style-name="ce12">
            <text:p>61<text:s/></text:p>
          </table:table-cell>
          <table:table-cell office:value-type="float" office:value="129981" table:formula="of:=  IF(SUM([.I15];[.K15];[.M15];['國家別製品別水產貿易量值3(續完)'.C15];['國家別製品別水產貿易量值3(續完)'.E15];['國家別製品別水產貿易量值3(續完)'.G15])=0;&quot;-&quot;;SUM([.I15];[.K15];[.M15];['國家別製品別水產貿易量值3(續完)'.C15];['國家別製品別水產貿易量值3(續完)'.E15];['國家別製品別水產貿易量值3(續完)'.G15]))" table:style-name="ce12">
            <text:p>129,981<text:s/></text:p>
          </table:table-cell>
          <table:table-cell office:value-type="float" office:value="6466.8010000000004" table:formula="of:=  IF(SUM([.J15];[.L15];[.N15];['國家別製品別水產貿易量值3(續完)'.D15];['國家別製品別水產貿易量值3(續完)'.F15];['國家別製品別水產貿易量值3(續完)'.H15])=0;&quot;-&quot;;SUM([.J15];[.L15];[.N15];['國家別製品別水產貿易量值3(續完)'.D15];['國家別製品別水產貿易量值3(續完)'.F15];['國家別製品別水產貿易量值3(續完)'.H15]))" table:style-name="ce12">
            <text:p>6,4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2" table:style-name="ce12">
            <text:p>1,822<text:s/></text:p>
          </table:table-cell>
          <table:table-cell office:value-type="float" office:value="38.51" table:style-name="ce12">
            <text:p>39<text:s/></text:p>
          </table:table-cell>
          <table:table-cell office:value-type="float" office:value="17110" table:style-name="ce12">
            <text:p>17,110<text:s/></text:p>
          </table:table-cell>
          <table:table-cell office:value-type="float" office:value="542.22900000000004" table:style-name="ce12">
            <text:p>54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704" table:style-name="ce12">
            <text:p>1,704<text:s/></text:p>
          </table:table-cell>
          <table:table-cell office:value-type="float" office:value="106.24" table:style-name="ce12">
            <text:p>106<text:s/></text:p>
          </table:table-cell>
          <table:table-cell office:value-type="float" office:value="12000" table:style-name="ce12">
            <text:p>12,000<text:s/></text:p>
          </table:table-cell>
          <table:table-cell office:value-type="float" office:value="114.685" table:style-name="ce12">
            <text:p>115<text:s/></text:p>
          </table:table-cell>
          <table:table-cell office:value-type="float" office:value="1427431" table:formula="of:=  IF(SUM([.I16];[.K16];[.M16];['國家別製品別水產貿易量值3(續完)'.C16];['國家別製品別水產貿易量值3(續完)'.E16];['國家別製品別水產貿易量值3(續完)'.G16])=0;&quot;-&quot;;SUM([.I16];[.K16];[.M16];['國家別製品別水產貿易量值3(續完)'.C16];['國家別製品別水產貿易量值3(續完)'.E16];['國家別製品別水產貿易量值3(續完)'.G16]))" table:style-name="ce12">
            <text:p>1,427,431<text:s/></text:p>
          </table:table-cell>
          <table:table-cell office:value-type="float" office:value="2708.7030000000004" table:formula="of:=  IF(SUM([.J16];[.L16];[.N16];['國家別製品別水產貿易量值3(續完)'.D16];['國家別製品別水產貿易量值3(續完)'.F16];['國家別製品別水產貿易量值3(續完)'.H16])=0;&quot;-&quot;;SUM([.J16];[.L16];[.N16];['國家別製品別水產貿易量值3(續完)'.D16];['國家別製品別水產貿易量值3(續完)'.F16];['國家別製品別水產貿易量值3(續完)'.H16]))" table:style-name="ce12">
            <text:p>2,7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91" table:style-name="ce12">
            <text:p>1,891<text:s/></text:p>
          </table:table-cell>
          <table:table-cell office:value-type="float" office:value="105.04300000000001" table:style-name="ce12">
            <text:p>10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9555" table:formula="of:=  IF(SUM([.I17];[.K17];[.M17];['國家別製品別水產貿易量值3(續完)'.C17];['國家別製品別水產貿易量值3(續完)'.E17];['國家別製品別水產貿易量值3(續完)'.G17])=0;&quot;-&quot;;SUM([.I17];[.K17];[.M17];['國家別製品別水產貿易量值3(續完)'.C17];['國家別製品別水產貿易量值3(續完)'.E17];['國家別製品別水產貿易量值3(續完)'.G17]))" table:style-name="ce12">
            <text:p>239,555<text:s/></text:p>
          </table:table-cell>
          <table:table-cell office:value-type="float" office:value="640.03800000000001" table:formula="of:=  IF(SUM([.J17];[.L17];[.N17];['國家別製品別水產貿易量值3(續完)'.D17];['國家別製品別水產貿易量值3(續完)'.F17];['國家別製品別水產貿易量值3(續完)'.H17])=0;&quot;-&quot;;SUM([.J17];[.L17];[.N17];['國家別製品別水產貿易量值3(續完)'.D17];['國家別製品別水產貿易量值3(續完)'.F17];['國家別製品別水產貿易量值3(續完)'.H17]))" table:style-name="ce12">
            <text:p>6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" table:style-name="ce12">
            <text:p>76<text:s/></text:p>
          </table:table-cell>
          <table:table-cell office:value-type="float" office:value="7.7380000000000004" table:style-name="ce12">
            <text:p>8<text:s/></text:p>
          </table:table-cell>
          <table:table-cell office:value-type="float" office:value="498" table:style-name="ce12">
            <text:p>498<text:s/></text:p>
          </table:table-cell>
          <table:table-cell office:value-type="float" office:value="22.184999999999999" table:style-name="ce12">
            <text:p>2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0" table:style-name="ce12">
            <text:p>600<text:s/></text:p>
          </table:table-cell>
          <table:table-cell office:value-type="float" office:value="4.4909999999999997" table:style-name="ce12">
            <text:p>4<text:s/></text:p>
          </table:table-cell>
          <table:table-cell office:value-type="float" office:value="788855" table:formula="of:=  IF(SUM([.I18];[.K18];[.M18];['國家別製品別水產貿易量值3(續完)'.C18];['國家別製品別水產貿易量值3(續完)'.E18];['國家別製品別水產貿易量值3(續完)'.G18])=0;&quot;-&quot;;SUM([.I18];[.K18];[.M18];['國家別製品別水產貿易量值3(續完)'.C18];['國家別製品別水產貿易量值3(續完)'.E18];['國家別製品別水產貿易量值3(續完)'.G18]))" table:style-name="ce12">
            <text:p>788,855<text:s/></text:p>
          </table:table-cell>
          <table:table-cell office:value-type="float" office:value="2097.819" table:formula="of:=  IF(SUM([.J18];[.L18];[.N18];['國家別製品別水產貿易量值3(續完)'.D18];['國家別製品別水產貿易量值3(續完)'.F18];['國家別製品別水產貿易量值3(續完)'.H18])=0;&quot;-&quot;;SUM([.J18];[.L18];[.N18];['國家別製品別水產貿易量值3(續完)'.D18];['國家別製品別水產貿易量值3(續完)'.F18];['國家別製品別水產貿易量值3(續完)'.H18]))" table:style-name="ce12">
            <text:p>2,0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500" table:style-name="ce12">
            <text:p>6,500<text:s/></text:p>
          </table:table-cell>
          <table:table-cell office:value-type="float" office:value="32.271000000000001" table:style-name="ce12">
            <text:p>32<text:s/></text:p>
          </table:table-cell>
          <table:table-cell office:value-type="float" office:value="20271" table:style-name="ce12">
            <text:p>20,271<text:s/></text:p>
          </table:table-cell>
          <table:table-cell office:value-type="float" office:value="86.744" table:style-name="ce12">
            <text:p>87<text:s/></text:p>
          </table:table-cell>
          <table:table-cell office:value-type="float" office:value="110842" table:formula="of:=  IF(SUM([.I19];[.K19];[.M19];['國家別製品別水產貿易量值3(續完)'.C19];['國家別製品別水產貿易量值3(續完)'.E19];['國家別製品別水產貿易量值3(續完)'.G19])=0;&quot;-&quot;;SUM([.I19];[.K19];[.M19];['國家別製品別水產貿易量值3(續完)'.C19];['國家別製品別水產貿易量值3(續完)'.E19];['國家別製品別水產貿易量值3(續完)'.G19]))" table:style-name="ce12">
            <text:p>110,842<text:s/></text:p>
          </table:table-cell>
          <table:table-cell office:value-type="float" office:value="771.66300000000001" table:formula="of:=  IF(SUM([.J19];[.L19];[.N19];['國家別製品別水產貿易量值3(續完)'.D19];['國家別製品別水產貿易量值3(續完)'.F19];['國家別製品別水產貿易量值3(續完)'.H19])=0;&quot;-&quot;;SUM([.J19];[.L19];[.N19];['國家別製品別水產貿易量值3(續完)'.D19];['國家別製品別水產貿易量值3(續完)'.F19];['國家別製品別水產貿易量值3(續完)'.H19]))" table:style-name="ce12">
            <text:p>772<text:s/></text:p>
          </table:table-cell>
          <table:table-cell office:value-type="float" office:value="40" table:style-name="ce12">
            <text:p>40<text:s/></text:p>
          </table:table-cell>
          <table:table-cell office:value-type="float" office:value="0.96099999999999997" table:style-name="ce12">
            <text:p>1<text:s/></text:p>
          </table:table-cell>
          <table:table-cell office:value-type="float" office:value="30964" table:style-name="ce12">
            <text:p>30,964<text:s/></text:p>
          </table:table-cell>
          <table:table-cell office:value-type="float" office:value="409.56900000000002" table:style-name="ce12">
            <text:p>410<text:s/></text:p>
          </table:table-cell>
          <table:table-cell office:value-type="float" office:value="401" table:style-name="ce12">
            <text:p>401<text:s/></text:p>
          </table:table-cell>
          <table:table-cell office:value-type="float" office:value="9.3640000000000008" table:style-name="ce12">
            <text:p>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9540" table:formula="of:=  IF(SUM([.I20];[.K20];[.M20];['國家別製品別水產貿易量值3(續完)'.C20];['國家別製品別水產貿易量值3(續完)'.E20];['國家別製品別水產貿易量值3(續完)'.G20])=0;&quot;-&quot;;SUM([.I20];[.K20];[.M20];['國家別製品別水產貿易量值3(續完)'.C20];['國家別製品別水產貿易量值3(續完)'.E20];['國家別製品別水產貿易量值3(續完)'.G20]))" table:style-name="ce12">
            <text:p>159,540<text:s/></text:p>
          </table:table-cell>
          <table:table-cell office:value-type="float" office:value="281.762" table:formula="of:=  IF(SUM([.J20];[.L20];[.N20];['國家別製品別水產貿易量值3(續完)'.D20];['國家別製品別水產貿易量值3(續完)'.F20];['國家別製品別水產貿易量值3(續完)'.H20])=0;&quot;-&quot;;SUM([.J20];[.L20];[.N20];['國家別製品別水產貿易量值3(續完)'.D20];['國家別製品別水產貿易量值3(續完)'.F20];['國家別製品別水產貿易量值3(續完)'.H20]))" table:style-name="ce12">
            <text:p>282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1.3640000000000001" table:style-name="ce12">
            <text:p>1<text:s/></text:p>
          </table:table-cell>
          <table:table-cell office:value-type="float" office:value="126" table:style-name="ce12">
            <text:p>126<text:s/></text:p>
          </table:table-cell>
          <table:table-cell office:value-type="float" office:value="1.121" table:style-name="ce12">
            <text:p>1<text:s/></text:p>
          </table:table-cell>
          <table:table-cell office:value-type="float" office:value="828" table:style-name="ce12">
            <text:p>828<text:s/></text:p>
          </table:table-cell>
          <table:table-cell office:value-type="float" office:value="76.311000000000007" table:style-name="ce12">
            <text:p>7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0" table:style-name="ce12">
            <text:p>800<text:s/></text:p>
          </table:table-cell>
          <table:table-cell office:value-type="float" office:value="7.2140000000000004" table:style-name="ce12">
            <text:p>7<text:s/></text:p>
          </table:table-cell>
          <table:table-cell office:value-type="float" office:value="73564" table:formula="of:=  IF(SUM([.I21];[.K21];[.M21];['國家別製品別水產貿易量值3(續完)'.C21];['國家別製品別水產貿易量值3(續完)'.E21];['國家別製品別水產貿易量值3(續完)'.G21])=0;&quot;-&quot;;SUM([.I21];[.K21];[.M21];['國家別製品別水產貿易量值3(續完)'.C21];['國家別製品別水產貿易量值3(續完)'.E21];['國家別製品別水產貿易量值3(續完)'.G21]))" table:style-name="ce12">
            <text:p>73,564<text:s/></text:p>
          </table:table-cell>
          <table:table-cell office:value-type="float" office:value="627.57999999999993" table:formula="of:=  IF(SUM([.J21];[.L21];[.N21];['國家別製品別水產貿易量值3(續完)'.D21];['國家別製品別水產貿易量值3(續完)'.F21];['國家別製品別水產貿易量值3(續完)'.H21])=0;&quot;-&quot;;SUM([.J21];[.L21];[.N21];['國家別製品別水產貿易量值3(續完)'.D21];['國家別製品別水產貿易量值3(續完)'.F21];['國家別製品別水產貿易量值3(續完)'.H21]))" table:style-name="ce12">
            <text:p>6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84" table:style-name="ce12">
            <text:p>784<text:s/></text:p>
          </table:table-cell>
          <table:table-cell office:value-type="float" office:value="50.972000000000001" table:style-name="ce12">
            <text:p>5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746" table:formula="of:=  IF(SUM([.I22];[.K22];[.M22];['國家別製品別水產貿易量值3(續完)'.C22];['國家別製品別水產貿易量值3(續完)'.E22];['國家別製品別水產貿易量值3(續完)'.G22])=0;&quot;-&quot;;SUM([.I22];[.K22];[.M22];['國家別製品別水產貿易量值3(續完)'.C22];['國家別製品別水產貿易量值3(續完)'.E22];['國家別製品別水產貿易量值3(續完)'.G22]))" table:style-name="ce12">
            <text:p>146,746<text:s/></text:p>
          </table:table-cell>
          <table:table-cell office:value-type="float" office:value="827.60799999999995" table:formula="of:=  IF(SUM([.J22];[.L22];[.N22];['國家別製品別水產貿易量值3(續完)'.D22];['國家別製品別水產貿易量值3(續完)'.F22];['國家別製品別水產貿易量值3(續完)'.H22])=0;&quot;-&quot;;SUM([.J22];[.L22];[.N22];['國家別製品別水產貿易量值3(續完)'.D22];['國家別製品別水產貿易量值3(續完)'.F22];['國家別製品別水產貿易量值3(續完)'.H22]))" table:style-name="ce12">
            <text:p>8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26" table:style-name="ce12">
            <text:p>3,926<text:s/></text:p>
          </table:table-cell>
          <table:table-cell office:value-type="float" office:value="201.90600000000001" table:style-name="ce12">
            <text:p>202<text:s/></text:p>
          </table:table-cell>
          <table:table-cell office:value-type="float" office:value="2067" table:style-name="ce12">
            <text:p>2,067<text:s/></text:p>
          </table:table-cell>
          <table:table-cell office:value-type="float" office:value="138.28299999999999" table:style-name="ce12">
            <text:p>13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23];[.K23];[.M23];['國家別製品別水產貿易量值3(續完)'.C23];['國家別製品別水產貿易量值3(續完)'.E23];['國家別製品別水產貿易量值3(續完)'.G23])=0;&quot;-&quot;;SUM([.I23];[.K23];[.M23];['國家別製品別水產貿易量值3(續完)'.C23];['國家別製品別水產貿易量值3(續完)'.E23];['國家別製品別水產貿易量值3(續完)'.G23]))" table:style-name="ce12">
            <text:p>-</text:p>
          </table:table-cell>
          <table:table-cell office:value-type="string" office:string-value="-" table:formula="of:=  IF(SUM([.J23];[.L23];[.N23];['國家別製品別水產貿易量值3(續完)'.D23];['國家別製品別水產貿易量值3(續完)'.F23];['國家別製品別水產貿易量值3(續完)'.H23])=0;&quot;-&quot;;SUM([.J23];[.L23];[.N23];['國家別製品別水產貿易量值3(續完)'.D23];['國家別製品別水產貿易量值3(續完)'.F23];['國家別製品別水產貿易量值3(續完)'.H23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667" table:formula="of:=  IF(SUM([.I24];[.K24];[.M24];['國家別製品別水產貿易量值3(續完)'.C24];['國家別製品別水產貿易量值3(續完)'.E24];['國家別製品別水產貿易量值3(續完)'.G24])=0;&quot;-&quot;;SUM([.I24];[.K24];[.M24];['國家別製品別水產貿易量值3(續完)'.C24];['國家別製品別水產貿易量值3(續完)'.E24];['國家別製品別水產貿易量值3(續完)'.G24]))" table:style-name="ce12">
            <text:p>34,667<text:s/></text:p>
          </table:table-cell>
          <table:table-cell office:value-type="float" office:value="69.861000000000004" table:formula="of:=  IF(SUM([.J24];[.L24];[.N24];['國家別製品別水產貿易量值3(續完)'.D24];['國家別製品別水產貿易量值3(續完)'.F24];['國家別製品別水產貿易量值3(續完)'.H24])=0;&quot;-&quot;;SUM([.J24];[.L24];[.N24];['國家別製品別水產貿易量值3(續完)'.D24];['國家別製品別水產貿易量值3(續完)'.F24];['國家別製品別水產貿易量值3(續完)'.H24]))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521" table:formula="of:=  IF(SUM([.I25];[.K25];[.M25];['國家別製品別水產貿易量值3(續完)'.C25];['國家別製品別水產貿易量值3(續完)'.E25];['國家別製品別水產貿易量值3(續完)'.G25])=0;&quot;-&quot;;SUM([.I25];[.K25];[.M25];['國家別製品別水產貿易量值3(續完)'.C25];['國家別製品別水產貿易量值3(續完)'.E25];['國家別製品別水產貿易量值3(續完)'.G25]))" table:style-name="ce12">
            <text:p>36,521<text:s/></text:p>
          </table:table-cell>
          <table:table-cell office:value-type="float" office:value="92.366" table:formula="of:=  IF(SUM([.J25];[.L25];[.N25];['國家別製品別水產貿易量值3(續完)'.D25];['國家別製品別水產貿易量值3(續完)'.F25];['國家別製品別水產貿易量值3(續完)'.H25])=0;&quot;-&quot;;SUM([.J25];[.L25];[.N25];['國家別製品別水產貿易量值3(續完)'.D25];['國家別製品別水產貿易量值3(續完)'.F25];['國家別製品別水產貿易量值3(續完)'.H25]))" table:style-name="ce12">
            <text:p>9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93" table:style-name="ce12">
            <text:p>1,293<text:s/></text:p>
          </table:table-cell>
          <table:table-cell office:value-type="float" office:value="48.377000000000002" table:style-name="ce12">
            <text:p>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025" table:style-name="ce12">
            <text:p>4,025<text:s/></text:p>
          </table:table-cell>
          <table:table-cell office:value-type="float" office:value="18.172999999999998" table:style-name="ce12">
            <text:p>18<text:s/></text:p>
          </table:table-cell>
          <table:table-cell office:value-type="float" office:value="41386" table:style-name="ce12">
            <text:p>41,386<text:s/></text:p>
          </table:table-cell>
          <table:table-cell office:value-type="float" office:value="340.84100000000001" table:style-name="ce12">
            <text:p>341<text:s/></text:p>
          </table:table-cell>
          <table:table-cell office:value-type="float" office:value="1568696" table:formula="of:=  IF(SUM([.I26];[.K26];[.M26];['國家別製品別水產貿易量值3(續完)'.C26];['國家別製品別水產貿易量值3(續完)'.E26];['國家別製品別水產貿易量值3(續完)'.G26])=0;&quot;-&quot;;SUM([.I26];[.K26];[.M26];['國家別製品別水產貿易量值3(續完)'.C26];['國家別製品別水產貿易量值3(續完)'.E26];['國家別製品別水產貿易量值3(續完)'.G26]))" table:style-name="ce12">
            <text:p>1,568,696<text:s/></text:p>
          </table:table-cell>
          <table:table-cell office:value-type="float" office:value="2390.2850000000003" table:formula="of:=  IF(SUM([.J26];[.L26];[.N26];['國家別製品別水產貿易量值3(續完)'.D26];['國家別製品別水產貿易量值3(續完)'.F26];['國家別製品別水產貿易量值3(續完)'.H26])=0;&quot;-&quot;;SUM([.J26];[.L26];[.N26];['國家別製品別水產貿易量值3(續完)'.D26];['國家別製品別水產貿易量值3(續完)'.F26];['國家別製品別水產貿易量值3(續完)'.H26]))" table:style-name="ce12">
            <text:p>2,3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21" table:style-name="ce12">
            <text:p>10,221<text:s/></text:p>
          </table:table-cell>
          <table:table-cell office:value-type="float" office:value="77.835999999999999" table:style-name="ce12">
            <text:p>78<text:s/></text:p>
          </table:table-cell>
          <table:table-cell office:value-type="float" office:value="508" table:style-name="ce12">
            <text:p>508<text:s/></text:p>
          </table:table-cell>
          <table:table-cell office:value-type="float" office:value="28.463000000000001" table:style-name="ce12">
            <text:p>2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633" table:formula="of:=  IF(SUM([.I27];[.K27];[.M27];['國家別製品別水產貿易量值3(續完)'.C27];['國家別製品別水產貿易量值3(續完)'.E27];['國家別製品別水產貿易量值3(續完)'.G27])=0;&quot;-&quot;;SUM([.I27];[.K27];[.M27];['國家別製品別水產貿易量值3(續完)'.C27];['國家別製品別水產貿易量值3(續完)'.E27];['國家別製品別水產貿易量值3(續完)'.G27]))" table:style-name="ce12">
            <text:p>30,633<text:s/></text:p>
          </table:table-cell>
          <table:table-cell office:value-type="float" office:value="80.968999999999994" table:formula="of:=  IF(SUM([.J27];[.L27];[.N27];['國家別製品別水產貿易量值3(續完)'.D27];['國家別製品別水產貿易量值3(續完)'.F27];['國家別製品別水產貿易量值3(續完)'.H27])=0;&quot;-&quot;;SUM([.J27];[.L27];[.N27];['國家別製品別水產貿易量值3(續完)'.D27];['國家別製品別水產貿易量值3(續完)'.F27];['國家別製品別水產貿易量值3(續完)'.H27]))" table:style-name="ce12">
            <text:p>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416" table:style-name="ce12">
            <text:p>30,416<text:s/></text:p>
          </table:table-cell>
          <table:table-cell office:value-type="float" office:value="67.063000000000002" table:style-name="ce12">
            <text:p>67<text:s/></text:p>
          </table:table-cell>
          <table:table-cell office:value-type="float" office:value="117" table:style-name="ce12">
            <text:p>117<text:s/></text:p>
          </table:table-cell>
          <table:table-cell office:value-type="float" office:value="10.362" table:style-name="ce12">
            <text:p>1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28];[.K28];[.M28];['國家別製品別水產貿易量值3(續完)'.C28];['國家別製品別水產貿易量值3(續完)'.E28];['國家別製品別水產貿易量值3(續完)'.G28])=0;&quot;-&quot;;SUM([.I28];[.K28];[.M28];['國家別製品別水產貿易量值3(續完)'.C28];['國家別製品別水產貿易量值3(續完)'.E28];['國家別製品別水產貿易量值3(續完)'.G28]))" table:style-name="ce12">
            <text:p>-</text:p>
          </table:table-cell>
          <table:table-cell office:value-type="string" office:string-value="-" table:formula="of:=  IF(SUM([.J28];[.L28];[.N28];['國家別製品別水產貿易量值3(續完)'.D28];['國家別製品別水產貿易量值3(續完)'.F28];['國家別製品別水產貿易量值3(續完)'.H28])=0;&quot;-&quot;;SUM([.J28];[.L28];[.N28];['國家別製品別水產貿易量值3(續完)'.D28];['國家別製品別水產貿易量值3(續完)'.F28];['國家別製品別水產貿易量值3(續完)'.H28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" table:formula="of:=  IF(SUM([.I29];[.K29];[.M29];['國家別製品別水產貿易量值3(續完)'.C29];['國家別製品別水產貿易量值3(續完)'.E29];['國家別製品別水產貿易量值3(續完)'.G29])=0;&quot;-&quot;;SUM([.I29];[.K29];[.M29];['國家別製品別水產貿易量值3(續完)'.C29];['國家別製品別水產貿易量值3(續完)'.E29];['國家別製品別水產貿易量值3(續完)'.G29]))" table:style-name="ce12">
            <text:p>34<text:s/></text:p>
          </table:table-cell>
          <table:table-cell office:value-type="float" office:value="545.423" table:formula="of:=  IF(SUM([.J29];[.L29];[.N29];['國家別製品別水產貿易量值3(續完)'.D29];['國家別製品別水產貿易量值3(續完)'.F29];['國家別製品別水產貿易量值3(續完)'.H29])=0;&quot;-&quot;;SUM([.J29];[.L29];[.N29];['國家別製品別水產貿易量值3(續完)'.D29];['國家別製品別水產貿易量值3(續完)'.F29];['國家別製品別水產貿易量值3(續完)'.H29]))" table:style-name="ce12">
            <text:p>545<text:s/></text:p>
          </table:table-cell>
          <table:table-cell office:value-type="float" office:value="24" table:style-name="ce12">
            <text:p>24<text:s/></text:p>
          </table:table-cell>
          <table:table-cell office:value-type="float" office:value="2.617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119" table:style-name="ce13">
            <text:p>1,119<text:s/></text:p>
          </table:table-cell>
          <table:table-cell office:value-type="float" office:value="2.62" table:style-name="ce13">
            <text:p>3<text:s/></text:p>
          </table:table-cell>
          <table:table-cell office:value-type="float" office:value="33845" table:style-name="ce13">
            <text:p>33,845<text:s/></text:p>
          </table:table-cell>
          <table:table-cell office:value-type="float" office:value="39.405000000000001" table:style-name="ce13">
            <text:p>39<text:s/></text:p>
          </table:table-cell>
          <table:table-cell office:value-type="float" office:value="446878" table:formula="of:=  IF(SUM([.I30];[.K30];[.M30];['國家別製品別水產貿易量值3(續完)'.C30];['國家別製品別水產貿易量值3(續完)'.E30];['國家別製品別水產貿易量值3(續完)'.G30])=0;&quot;-&quot;;SUM([.I30];[.K30];[.M30];['國家別製品別水產貿易量值3(續完)'.C30];['國家別製品別水產貿易量值3(續完)'.E30];['國家別製品別水產貿易量值3(續完)'.G30]))" table:style-name="ce13">
            <text:p>446,878<text:s/></text:p>
          </table:table-cell>
          <table:table-cell office:value-type="float" office:value="3712.9409999999993" table:formula="of:=  IF(SUM([.J30];[.L30];[.N30];['國家別製品別水產貿易量值3(續完)'.D30];['國家別製品別水產貿易量值3(續完)'.F30];['國家別製品別水產貿易量值3(續完)'.H30])=0;&quot;-&quot;;SUM([.J30];[.L30];[.N30];['國家別製品別水產貿易量值3(續完)'.D30];['國家別製品別水產貿易量值3(續完)'.F30];['國家別製品別水產貿易量值3(續完)'.H30]))" table:style-name="ce13">
            <text:p>3,713<text:s/></text:p>
          </table:table-cell>
          <table:table-cell office:value-type="float" office:value="90" table:style-name="ce13">
            <text:p>90<text:s/></text:p>
          </table:table-cell>
          <table:table-cell office:value-type="float" office:value="4.7549999999999999" table:style-name="ce13">
            <text:p>5<text:s/></text:p>
          </table:table-cell>
          <table:table-cell office:value-type="float" office:value="897" table:style-name="ce13">
            <text:p>897<text:s/></text:p>
          </table:table-cell>
          <table:table-cell office:value-type="float" office:value="47.801000000000002" table:style-name="ce13">
            <text:p>48<text:s/></text:p>
          </table:table-cell>
          <table:table-cell office:value-type="float" office:value="7806" table:style-name="ce13">
            <text:p>7,806<text:s/></text:p>
          </table:table-cell>
          <table:table-cell office:value-type="float" office:value="1007.438" table:style-name="ce13">
            <text:p>1,007<text:s/></text:p>
          </table:table-cell>
          <table:table-cell table:number-columns-repeated="16370" table:style-name="ce25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3(續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2)出口</text:p>
          </table:table-cell>
          <table:covered-table-cell table:number-columns-repeated="2"/>
          <table:table-cell table:number-columns-repeated="4" table:style-name="ce26"/>
          <table:table-cell office:value-type="string" table:number-columns-spanned="6" table:number-rows-spanned="1" table:style-name="ce29">
            <text:p>8‧THE TRADE OF FISHERY PRODUCTS (2)EXPORT</text:p>
          </table:table-cell>
          <table:covered-table-cell table:number-columns-repeated="5"/>
          <table:table-cell table:number-columns-repeated="16371" table:style-name="ce26"/>
        </table:table-row>
        <table:table-row table:style-name="ro2">
          <table:table-cell table:style-name="ce26"/>
          <table:table-cell office:value-type="string" table:number-columns-spanned="3" table:number-rows-spanned="1" table:style-name="ce31">
            <text:p>(2.2)國家別製品別貿易量值(續完)</text:p>
          </table:table-cell>
          <table:covered-table-cell table:number-columns-repeated="2"/>
          <table:table-cell table:number-columns-repeated="5" table:style-name="ce26"/>
          <table:table-cell office:value-type="string" table:style-name="ce28">
            <text:p>(2.2)By country and by product(End)</text:p>
          </table:table-cell>
          <table:table-cell table:number-columns-repeated="3" table:style-name="ce27"/>
          <table:table-cell table:number-columns-repeated="16371" table:style-name="ce26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1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3">
            <text:p>製品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渣‧粉</text:p>
          </table:table-cell>
          <table:covered-table-cell/>
          <table:table-cell office:value-type="string" table:number-columns-spanned="2" table:number-rows-spanned="1" table:style-name="ce34">
            <text:p>飼料用</text:p>
          </table:table-cell>
          <table:covered-table-cell/>
          <table:table-cell office:value-type="string" table:number-columns-spanned="2" table:number-rows-spanned="1" table:style-name="ce34">
            <text:p>其它非食用品</text:p>
          </table:table-cell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4"/>
          <table:covered-table-cell/>
          <table:table-cell table:number-columns-spanned="2" table:number-rows-spanned="1" table:style-name="ce35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Product</text:p>
          </table:table-cell>
          <table:covered-table-cell/>
          <table:table-cell office:value-type="string" table:number-columns-spanned="2" table:number-rows-spanned="1" table:style-name="ce49">
            <text:p>MEAL</text:p>
          </table:table-cell>
          <table:covered-table-cell/>
          <table:table-cell office:value-type="string" table:number-columns-spanned="2" table:number-rows-spanned="1" table:style-name="ce49">
            <text:p>FOR FEED</text:p>
          </table:table-cell>
          <table:covered-table-cell/>
          <table:table-cell office:value-type="string" table:number-columns-spanned="2" table:number-rows-spanned="1" table:style-name="ce49">
            <text:p>OTH. NON-EDIBLE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7"/>
          <table:covered-table-cell/>
          <table:table-cell table:number-columns-spanned="2" table:number-rows-spanned="1" table:style-name="ce54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0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5"/>
        </table:table-row>
        <table:table-row table:style-name="ro3">
          <table:table-cell office:value-type="string" table:number-columns-spanned="2" table:number-rows-spanned="1" table:style-name="ce51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6559" table:formula="of:=  IF(SUM([.C10:.C30])=0;&quot;-&quot;;SUM([.C10:.C30]))" table:style-name="ce12">
            <text:p>96,559<text:s/></text:p>
          </table:table-cell>
          <table:table-cell office:value-type="float" office:value="146.74899999999997" table:formula="of:=  IF(SUM([.D10:.D30])=0;&quot;-&quot;;SUM([.D10:.D30]))" table:style-name="ce12">
            <text:p>147<text:s/></text:p>
          </table:table-cell>
          <table:table-cell office:value-type="float" office:value="5931847" table:formula="of:=  IF(SUM([.E10:.E30])=0;&quot;-&quot;;SUM([.E10:.E30]))" table:style-name="ce12">
            <text:p>5,931,847<text:s/></text:p>
          </table:table-cell>
          <table:table-cell office:value-type="float" office:value="16360.188999999998" table:formula="of:=  IF(SUM([.F10:.F30])=0;&quot;-&quot;;SUM([.F10:.F30]))" table:style-name="ce12">
            <text:p>16,360<text:s/></text:p>
          </table:table-cell>
          <table:table-cell office:value-type="float" office:value="145114" table:formula="of:=  IF(SUM([.G10:.G30])=0;&quot;-&quot;;SUM([.G10:.G30]))" table:style-name="ce12">
            <text:p>145,114<text:s/></text:p>
          </table:table-cell>
          <table:table-cell office:value-type="float" office:value="12907.655000000001" table:formula="of:=  IF(SUM([.H10:.H30])=0;&quot;-&quot;;SUM([.H10:.H30]))" table:style-name="ce12">
            <text:p>12,908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75000" table:style-name="ce12">
            <text:p>75,000<text:s/></text:p>
          </table:table-cell>
          <table:table-cell office:value-type="float" office:value="58.848999999999997" table:style-name="ce12">
            <text:p>59<text:s/></text:p>
          </table:table-cell>
          <table:table-cell office:value-type="float" office:value="340006" table:style-name="ce12">
            <text:p>340,006<text:s/></text:p>
          </table:table-cell>
          <table:table-cell office:value-type="float" office:value="2266.7840000000001" table:style-name="ce12">
            <text:p>2,267<text:s/></text:p>
          </table:table-cell>
          <table:table-cell office:value-type="float" office:value="26426" table:style-name="ce12">
            <text:p>26,426<text:s/></text:p>
          </table:table-cell>
          <table:table-cell office:value-type="float" office:value="3676.77" table:style-name="ce12">
            <text:p>3,67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float" office:value="0.36299999999999999" table:style-name="ce12">
            <text:p>0<text:s/></text:p>
          </table:table-cell>
          <table:table-cell office:value-type="float" office:value="24390" table:style-name="ce12">
            <text:p>24,390<text:s/></text:p>
          </table:table-cell>
          <table:table-cell office:value-type="float" office:value="133.41800000000001" table:style-name="ce12">
            <text:p>133<text:s/></text:p>
          </table:table-cell>
          <table:table-cell office:value-type="string" table:style-name="ce12">
            <text:p>-</text:p>
          </table:table-cell>
          <table:table-cell office:value-type="float" office:value="2.7890000000000001" table:style-name="ce12">
            <text:p>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float" office:value="8.6310000000000002" table:style-name="ce12">
            <text:p>9<text:s/></text:p>
          </table:table-cell>
          <table:table-cell office:value-type="float" office:value="391215" table:style-name="ce12">
            <text:p>391,215<text:s/></text:p>
          </table:table-cell>
          <table:table-cell office:value-type="float" office:value="1790.002" table:style-name="ce12">
            <text:p>1,790<text:s/></text:p>
          </table:table-cell>
          <table:table-cell office:value-type="float" office:value="37344" table:style-name="ce12">
            <text:p>37,344<text:s/></text:p>
          </table:table-cell>
          <table:table-cell office:value-type="float" office:value="1866.47" table:style-name="ce12">
            <text:p>1,86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8231" table:style-name="ce12">
            <text:p>188,231<text:s/></text:p>
          </table:table-cell>
          <table:table-cell office:value-type="float" office:value="521.84400000000005" table:style-name="ce12">
            <text:p>522<text:s/></text:p>
          </table:table-cell>
          <table:table-cell office:value-type="float" office:value="2700" table:style-name="ce12">
            <text:p>2,700<text:s/></text:p>
          </table:table-cell>
          <table:table-cell office:value-type="float" office:value="650.721" table:style-name="ce12">
            <text:p>65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模里西斯</text:p>
          </table:table-cell>
          <table:table-cell office:value-type="string" table:style-name="ce9">
            <text:p>MAURITIU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5" table:style-name="ce12">
            <text:p>6,185<text:s/></text:p>
          </table:table-cell>
          <table:table-cell office:value-type="float" office:value="24.40200000000000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香港</text:p>
          </table:table-cell>
          <table:table-cell office:value-type="string" table:style-name="ce9">
            <text:p>HONGKONG</text:p>
          </table:table-cell>
          <table:table-cell office:value-type="float" office:value="359" table:style-name="ce12">
            <text:p>359<text:s/></text:p>
          </table:table-cell>
          <table:table-cell office:value-type="float" office:value="8.1820000000000004" table:style-name="ce12">
            <text:p>8<text:s/></text:p>
          </table:table-cell>
          <table:table-cell office:value-type="float" office:value="68349" table:style-name="ce12">
            <text:p>68,349<text:s/></text:p>
          </table:table-cell>
          <table:table-cell office:value-type="float" office:value="337.07" table:style-name="ce12">
            <text:p>337<text:s/></text:p>
          </table:table-cell>
          <table:table-cell office:value-type="float" office:value="42341" table:style-name="ce12">
            <text:p>42,341<text:s/></text:p>
          </table:table-cell>
          <table:table-cell office:value-type="float" office:value="5540.81" table:style-name="ce12">
            <text:p>5,54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25520" table:style-name="ce12">
            <text:p>1,425,520<text:s/></text:p>
          </table:table-cell>
          <table:table-cell office:value-type="float" office:value="2603.3510000000001" table:style-name="ce12">
            <text:p>2,603<text:s/></text:p>
          </table:table-cell>
          <table:table-cell office:value-type="float" office:value="20" table:style-name="ce12">
            <text:p>20<text:s/></text:p>
          </table:table-cell>
          <table:table-cell office:value-type="float" office:value="0.309" table:style-name="ce12">
            <text:p>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8981" table:style-name="ce12">
            <text:p>238,981<text:s/></text:p>
          </table:table-cell>
          <table:table-cell office:value-type="float" office:value="610.11500000000001" table:style-name="ce12">
            <text:p>6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澳大利亞</text:p>
          </table:table-cell>
          <table:table-cell office:value-type="string" table:style-name="ce9">
            <text:p>AUSTRALIA</text:p>
          </table:table-cell>
          <table:table-cell office:value-type="float" office:value="11" table:style-name="ce12">
            <text:p>11<text:s/></text:p>
          </table:table-cell>
          <table:table-cell office:value-type="float" office:value="0.127" table:style-name="ce12">
            <text:p>0<text:s/></text:p>
          </table:table-cell>
          <table:table-cell office:value-type="float" office:value="788829" table:style-name="ce12">
            <text:p>788,829<text:s/></text:p>
          </table:table-cell>
          <table:table-cell office:value-type="float" office:value="2094.7809999999999" table:style-name="ce12">
            <text:p>2,095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2.911" table:style-name="ce12">
            <text:p>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float" office:value="0.21199999999999999" table:style-name="ce12">
            <text:p>0<text:s/></text:p>
          </table:table-cell>
          <table:table-cell office:value-type="float" office:value="79429" table:style-name="ce12">
            <text:p>79,429<text:s/></text:p>
          </table:table-cell>
          <table:table-cell office:value-type="float" office:value="351.35300000000001" table:style-name="ce12">
            <text:p>351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0.20399999999999999" table:style-name="ce12">
            <text:p>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1000" table:style-name="ce12">
            <text:p>21,000<text:s/></text:p>
          </table:table-cell>
          <table:table-cell office:value-type="float" office:value="65.754999999999995" table:style-name="ce12">
            <text:p>66<text:s/></text:p>
          </table:table-cell>
          <table:table-cell office:value-type="float" office:value="137569" table:style-name="ce12">
            <text:p>137,569<text:s/></text:p>
          </table:table-cell>
          <table:table-cell office:value-type="float" office:value="136.51" table:style-name="ce12">
            <text:p>137<text:s/></text:p>
          </table:table-cell>
          <table:table-cell office:value-type="float" office:value="2" table:style-name="ce12">
            <text:p>2<text:s/></text:p>
          </table:table-cell>
          <table:table-cell office:value-type="float" office:value="0.70099999999999996" table:style-name="ce12">
            <text:p>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float" office:value="9.1999999999999998E-2" table:style-name="ce12">
            <text:p>0<text:s/></text:p>
          </table:table-cell>
          <table:table-cell office:value-type="float" office:value="72444" table:style-name="ce12">
            <text:p>72,444<text:s/></text:p>
          </table:table-cell>
          <table:table-cell office:value-type="float" office:value="572.32799999999997" table:style-name="ce12">
            <text:p>572<text:s/></text:p>
          </table:table-cell>
          <table:table-cell office:value-type="float" office:value="336" table:style-name="ce12">
            <text:p>336<text:s/></text:p>
          </table:table-cell>
          <table:table-cell office:value-type="float" office:value="4.1879999999999997" table:style-name="ce12">
            <text:p>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新加坡</text:p>
          </table:table-cell>
          <table:table-cell office:value-type="string" table:style-name="ce9">
            <text:p>SINGAPOR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0753" table:style-name="ce12">
            <text:p>140,753<text:s/></text:p>
          </table:table-cell>
          <table:table-cell office:value-type="float" office:value="487.41899999999998" table:style-name="ce12">
            <text:p>4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屬薩摩亞</text:p>
          </table:table-cell>
          <table:table-cell office:value-type="string" table:style-name="ce9">
            <text:p>AMERICAN SAMO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沙烏地阿拉伯</text:p>
          </table:table-cell>
          <table:table-cell office:value-type="string" table:style-name="ce9">
            <text:p>SAUDI <text:s/>ARAB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67" table:style-name="ce12">
            <text:p>3,167<text:s/></text:p>
          </table:table-cell>
          <table:table-cell office:value-type="float" office:value="41.472999999999999" table:style-name="ce12">
            <text:p>41<text:s/></text:p>
          </table:table-cell>
          <table:table-cell office:value-type="float" office:value="31500" table:style-name="ce12">
            <text:p>31,500<text:s/></text:p>
          </table:table-cell>
          <table:table-cell office:value-type="float" office:value="28.388000000000002" table:style-name="ce12">
            <text:p>28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228" table:style-name="ce12">
            <text:p>35,228<text:s/></text:p>
          </table:table-cell>
          <table:table-cell office:value-type="float" office:value="43.988999999999997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float" office:value="4.4999999999999998E-2" table:style-name="ce12">
            <text:p>0<text:s/></text:p>
          </table:table-cell>
          <table:table-cell office:value-type="float" office:value="1557720" table:style-name="ce12">
            <text:p>1,557,720<text:s/></text:p>
          </table:table-cell>
          <table:table-cell office:value-type="float" office:value="2279.3490000000002" table:style-name="ce12">
            <text:p>2,279<text:s/></text:p>
          </table:table-cell>
          <table:table-cell office:value-type="float" office:value="247" table:style-name="ce12">
            <text:p>247<text:s/></text:p>
          </table:table-cell>
          <table:table-cell office:value-type="float" office:value="4.5919999999999996" table:style-name="ce12">
            <text:p>5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阿拉伯聯合大公國</text:p>
          </table:table-cell>
          <table:table-cell office:value-type="string" table:style-name="ce9">
            <text:p>UNITED <text:s/>ARAB <text:s/>EMIRAT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3.544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烏拉圭</text:p>
          </table:table-cell>
          <table:table-cell office:value-type="string" table:style-name="ce9">
            <text:p>URUGU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斐濟群島</text:p>
          </table:table-cell>
          <table:table-cell office:value-type="string" table:style-name="ce9">
            <text:p>FIJI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542.80499999999995" table:style-name="ce12">
            <text:p>543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89" table:style-name="ce13">
            <text:p>189<text:s/></text:p>
          </table:table-cell>
          <table:table-cell office:value-type="float" office:value="4.4930000000000003" table:style-name="ce13">
            <text:p>4<text:s/></text:p>
          </table:table-cell>
          <table:table-cell office:value-type="float" office:value="433731" table:style-name="ce13">
            <text:p>433,731<text:s/></text:p>
          </table:table-cell>
          <table:table-cell office:value-type="float" office:value="2062.4569999999999" table:style-name="ce13">
            <text:p>2,062<text:s/></text:p>
          </table:table-cell>
          <table:table-cell office:value-type="float" office:value="4165" table:style-name="ce13">
            <text:p>4,165<text:s/></text:p>
          </table:table-cell>
          <table:table-cell office:value-type="float" office:value="585.99699999999996" table:style-name="ce13">
            <text:p>586<text:s/></text:p>
          </table:table-cell>
          <table:table-cell table:style-name="ce21"/>
          <table:table-cell table:number-columns-repeated="4" table:style-name="ce22"/>
          <table:table-cell table:style-name="ce23"/>
          <table:table-cell table:number-columns-repeated="16370" table:style-name="ce25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55:43Z</dc:date>
    <meta:print-date>2018-01-24T03:55:21Z</meta:print-date>
  </office:meta>
</office:document-meta>
</file>